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otal histogram" table:style-name="ta1">
        <table:shapes>
          <draw:frame draw:z-index="0" draw:style-name="gr1" draw:text-style-name="P1" svg:width="12.2276in" svg:height="5.5213in" svg:x="16.852in" svg:y="1.6465in">
            <draw:object draw:notify-on-update-of-ranges="'total histogram'.A2:'total histogram'.B53 'total histogram'.C1:'total histogram'.C1 'total histogram'.C2:'total histogram'.C53 'total histogram'.D1:'total histogram'.D1 'total histogram'.D2:'total histogram'.D53 'total histogram'.E1:'total histogram'.E1 'total histogram'.E2:'total histogram'.E53 'total histogram'.F1:'total histogram'.F1 'total histogram'.F2:'total histogram'.F53 'total histogram'.G1:'total histogram'.G1 'total histogram'.G2:'total histogram'.G53 'total histogram'.H1:'total histogram'.H1 'total histogram'.H2:'total histogram'.H53 'total histogram'.I1:'total histogram'.I1 'total histogram'.I2:'total histogram'.I53 'total histogram'.J1:'total histogram'.J1 'total histogram'.J2:'total histogram'.J53 'total histogram'.K1:'total histogram'.K1 'total histogram'.K2:'total histogram'.K53 'total histogram'.L1:'total histogram'.L1 'total histogram'.L2:'total histogram'.L53 'total histogram'.M1:'total histogram'.M1 'total histogram'.M2:'total histogram'.M53 'total histogram'.N1:'total histogram'.N1 'total histogram'.N2:'total histogram'.N53 'total histogram'.O1:'total histogram'.O1 'total histogram'.O2:'total histogram'.O53 'total histogram'.P1:'total histogram'.P1 'total histogram'.P2:'total histogram'.P53 'total histogram'.Q1:'total histogram'.Q1 'total histogram'.Q2:'total histogram'.Q53 'total histogram'.R1:'total histogram'.R1 'total histogram'.R2:'total histogram'.R5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1413in" svg:height="5.6941in" svg:x="16.7756in" svg:y="9.913in">
            <draw:object draw:notify-on-update-of-ranges="'total histogram'.A57:'total histogram'.B108 'total histogram'.C56:'total histogram'.C56 'total histogram'.C57:'total histogram'.C108 'total histogram'.D56:'total histogram'.D56 'total histogram'.D57:'total histogram'.D108 'total histogram'.E56:'total histogram'.E56 'total histogram'.E57:'total histogram'.E108 'total histogram'.F56:'total histogram'.F56 'total histogram'.F57:'total histogram'.F108 'total histogram'.G56:'total histogram'.G56 'total histogram'.G57:'total histogram'.G108 'total histogram'.H56:'total histogram'.H56 'total histogram'.H57:'total histogram'.H108 'total histogram'.I56:'total histogram'.I56 'total histogram'.I57:'total histogram'.I108 'total histogram'.J56:'total histogram'.J56 'total histogram'.J57:'total histogram'.J108 'total histogram'.K56:'total histogram'.K56 'total histogram'.K57:'total histogram'.K108 'total histogram'.L56:'total histogram'.L56 'total histogram'.L57:'total histogram'.L108 'total histogram'.M56:'total histogram'.M56 'total histogram'.M57:'total histogram'.M108 'total histogram'.N56:'total histogram'.N56 'total histogram'.N57:'total histogram'.N108 'total histogram'.O56:'total histogram'.O56 'total histogram'.O57:'total histogram'.O108 'total histogram'.P56:'total histogram'.P56 'total histogram'.P57:'total histogram'.P108 'total histogram'.Q56:'total histogram'.Q56 'total histogram'.Q57:'total histogram'.Q108 'total histogram'.R56:'total histogram'.R56 'total histogram'.R57:'total histogram'.R10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ssi</text:p>
          </table:table-cell>
          <table:table-cell office:value-type="string" calcext:value-type="string">
            <text:p>c1 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c17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table:number-columns-repeated="17"/>
        </table:table-row>
        <table:table-row table:style-name="ro1">
          <table:table-cell office:value-type="float" office:value="-88" calcext:value-type="float">
            <text:p>-88</text:p>
          </table:table-cell>
          <table:table-cell table:number-columns-repeated="17"/>
        </table:table-row>
        <table:table-row table:style-name="ro1">
          <table:table-cell office:value-type="float" office:value="-87" calcext:value-type="float">
            <text:p>-87</text:p>
          </table:table-cell>
          <table:table-cell table:number-columns-repeated="12"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-86" calcext:value-type="float">
            <text:p>-86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-85" calcext:value-type="float">
            <text:p>-85</text:p>
          </table:table-cell>
          <table:table-cell table:number-columns-repeated="12"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-84" calcext:value-type="float">
            <text:p>-8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-83" calcext:value-type="float">
            <text:p>-8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-74" calcext:value-type="float">
            <text:p>-7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-71" calcext:value-type="float">
            <text:p>-7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-70" calcext:value-type="float">
            <text:p>-7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-69" calcext:value-type="float">
            <text:p>-6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-68" calcext:value-type="float">
            <text:p>-6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-67" calcext:value-type="float">
            <text:p>-6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-66" calcext:value-type="float">
            <text:p>-6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-65" calcext:value-type="float">
            <text:p>-6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-64" calcext:value-type="float">
            <text:p>-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-63" calcext:value-type="float">
            <text:p>-6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-62" calcext:value-type="float">
            <text:p>-6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-61" calcext:value-type="float">
            <text:p>-61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-60" calcext:value-type="float">
            <text:p>-6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-59" calcext:value-type="float">
            <text:p>-59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-58" calcext:value-type="float">
            <text:p>-5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-57" calcext:value-type="float">
            <text:p>-57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-56" calcext:value-type="float">
            <text:p>-5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-55" calcext:value-type="float">
            <text:p>-5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-54" calcext:value-type="float">
            <text:p>-5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-53" calcext:value-type="float">
            <text:p>-53</text:p>
          </table:table-cell>
          <table:table-cell table:number-columns-repeated="4"/>
          <table:table-cell table:number-columns-repeated="2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-52" calcext:value-type="float">
            <text:p>-52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-51" calcext:value-type="float">
            <text:p>-5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-50" calcext:value-type="float">
            <text:p>-5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-49" calcext:value-type="float">
            <text:p>-4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-48" calcext:value-type="float">
            <text:p>-48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-47" calcext:value-type="float">
            <text:p>-47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float" office:value="-46" calcext:value-type="float">
            <text:p>-46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-45" calcext:value-type="float">
            <text:p>-45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-44" calcext:value-type="float">
            <text:p>-4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-43" calcext:value-type="float">
            <text:p>-43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-42" calcext:value-type="float">
            <text:p>-4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-41" calcext:value-type="float">
            <text:p>-4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-40" calcext:value-type="float">
            <text:p>-4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-39" calcext:value-type="float">
            <text:p>-39</text:p>
          </table:table-cell>
          <table:table-cell table:number-columns-repeated="17"/>
        </table:table-row>
        <table:table-row table:style-name="ro1">
          <table:table-cell office:value-type="float" office:value="-38" calcext:value-type="float">
            <text:p>-3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-37" calcext:value-type="float">
            <text:p>-3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rssi</text:p>
          </table:table-cell>
          <table:table-cell office:value-type="string" calcext:value-type="string">
            <text:p>c1 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c17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table:number-columns-repeated="17"/>
        </table:table-row>
        <table:table-row table:style-name="ro1">
          <table:table-cell office:value-type="float" office:value="-88" calcext:value-type="float">
            <text:p>-88</text:p>
          </table:table-cell>
          <table:table-cell table:number-columns-repeated="17"/>
        </table:table-row>
        <table:table-row table:style-name="ro1">
          <table:table-cell office:value-type="float" office:value="-87" calcext:value-type="float">
            <text:p>-87</text:p>
          </table:table-cell>
          <table:table-cell table:number-columns-repeated="12"/>
          <table:table-cell office:value-type="float" office:value="0.1904762" calcext:value-type="float">
            <text:p>0.1904762</text:p>
          </table:table-cell>
          <table:table-cell table:number-columns-repeated="4"/>
        </table:table-row>
        <table:table-row table:style-name="ro1">
          <table:table-cell office:value-type="float" office:value="-86" calcext:value-type="float">
            <text:p>-86</text:p>
          </table:table-cell>
          <table:table-cell table:number-columns-repeated="13"/>
          <table:table-cell office:value-type="float" office:value="0.06818182" calcext:value-type="float">
            <text:p>0.06818182</text:p>
          </table:table-cell>
          <table:table-cell table:number-columns-repeated="3"/>
        </table:table-row>
        <table:table-row table:style-name="ro2">
          <table:table-cell office:value-type="float" office:value="-85" calcext:value-type="float">
            <text:p>-85</text:p>
          </table:table-cell>
          <table:table-cell table:number-columns-repeated="12"/>
          <table:table-cell office:value-type="float" office:value="0.14285715" calcext:value-type="float">
            <text:p>0.14285715</text:p>
          </table:table-cell>
          <table:table-cell table:number-columns-repeated="4"/>
        </table:table-row>
        <table:table-row table:style-name="ro1">
          <table:table-cell office:value-type="float" office:value="-84" calcext:value-type="float">
            <text:p>-84</text:p>
          </table:table-cell>
          <table:table-cell/>
          <table:table-cell office:value-type="float" office:value="0.01438849" calcext:value-type="float">
            <text:p>0.01438849</text:p>
          </table:table-cell>
          <table:table-cell office:value-type="float" office:value="0.007434944" calcext:value-type="float">
            <text:p>0.007434944</text:p>
          </table:table-cell>
          <table:table-cell office:value-type="float" office:value="0.014440433" calcext:value-type="float">
            <text:p>0.014440433</text:p>
          </table:table-cell>
          <table:table-cell office:value-type="float" office:value="0.014234875" calcext:value-type="float">
            <text:p>0.01423487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0.07954545" calcext:value-type="float">
            <text:p>0.07954545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-83" calcext:value-type="float">
            <text:p>-83</text:p>
          </table:table-cell>
          <table:table-cell/>
          <table:table-cell office:value-type="float" office:value="0.043165468" calcext:value-type="float">
            <text:p>0.043165468</text:p>
          </table:table-cell>
          <table:table-cell/>
          <table:table-cell office:value-type="float" office:value="0.014440433" calcext:value-type="float">
            <text:p>0.014440433</text:p>
          </table:table-cell>
          <table:table-cell office:value-type="float" office:value="0.014234875" calcext:value-type="float">
            <text:p>0.014234875</text:p>
          </table:table-cell>
          <table:table-cell table:number-columns-repeated="7"/>
          <table:table-cell office:value-type="float" office:value="0.1904762" calcext:value-type="float">
            <text:p>0.1904762</text:p>
          </table:table-cell>
          <table:table-cell office:value-type="float" office:value="0.16477273" calcext:value-type="float">
            <text:p>0.16477273</text:p>
          </table:table-cell>
          <table:table-cell table:number-columns-repeated="2"/>
          <table:table-cell office:value-type="float" office:value="0.05357143" calcext:value-type="float">
            <text:p>0.05357143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/>
          <table:table-cell office:value-type="float" office:value="0.05035971" calcext:value-type="float">
            <text:p>0.05035971</text:p>
          </table:table-cell>
          <table:table-cell office:value-type="float" office:value="0.014869888" calcext:value-type="float">
            <text:p>0.014869888</text:p>
          </table:table-cell>
          <table:table-cell table:number-columns-repeated="9"/>
          <table:table-cell office:value-type="float" office:value="0.14285715" calcext:value-type="float">
            <text:p>0.14285715</text:p>
          </table:table-cell>
          <table:table-cell office:value-type="float" office:value="0.13636364" calcext:value-type="float">
            <text:p>0.13636364</text:p>
          </table:table-cell>
          <table:table-cell table:number-columns-repeated="2"/>
          <table:table-cell office:value-type="float" office:value="0.08928572" calcext:value-type="float">
            <text:p>0.08928572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/>
          <table:table-cell office:value-type="float" office:value="0.01438849" calcext:value-type="float">
            <text:p>0.01438849</text:p>
          </table:table-cell>
          <table:table-cell table:number-columns-repeated="10"/>
          <table:table-cell office:value-type="float" office:value="0.1904762" calcext:value-type="float">
            <text:p>0.1904762</text:p>
          </table:table-cell>
          <table:table-cell office:value-type="float" office:value="0.16761364" calcext:value-type="float">
            <text:p>0.16761364</text:p>
          </table:table-cell>
          <table:table-cell/>
          <table:table-cell office:value-type="float" office:value="0.032786883" calcext:value-type="float">
            <text:p>0.032786883</text:p>
          </table:table-cell>
          <table:table-cell office:value-type="float" office:value="0.071428575" calcext:value-type="float">
            <text:p>0.071428575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/>
          <table:table-cell office:value-type="float" office:value="0.02877698" calcext:value-type="float">
            <text:p>0.02877698</text:p>
          </table:table-cell>
          <table:table-cell office:value-type="float" office:value="0.05204461" calcext:value-type="float">
            <text:p>0.05204461</text:p>
          </table:table-cell>
          <table:table-cell office:value-type="float" office:value="0.028880866" calcext:value-type="float">
            <text:p>0.028880866</text:p>
          </table:table-cell>
          <table:table-cell table:number-columns-repeated="5"/>
          <table:table-cell office:value-type="float" office:value="0.014652015" calcext:value-type="float">
            <text:p>0.014652015</text:p>
          </table:table-cell>
          <table:table-cell table:number-columns-repeated="2"/>
          <table:table-cell office:value-type="float" office:value="0.0952381" calcext:value-type="float">
            <text:p>0.0952381</text:p>
          </table:table-cell>
          <table:table-cell office:value-type="float" office:value="0.11363637" calcext:value-type="float">
            <text:p>0.11363637</text:p>
          </table:table-cell>
          <table:table-cell/>
          <table:table-cell office:value-type="float" office:value="0.13114753" calcext:value-type="float">
            <text:p>0.13114753</text:p>
          </table:table-cell>
          <table:table-cell office:value-type="float" office:value="0.26785713" calcext:value-type="float">
            <text:p>0.26785713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/>
          <table:table-cell office:value-type="float" office:value="0.086330935" calcext:value-type="float">
            <text:p>0.086330935</text:p>
          </table:table-cell>
          <table:table-cell office:value-type="float" office:value="0.044609666" calcext:value-type="float">
            <text:p>0.044609666</text:p>
          </table:table-cell>
          <table:table-cell office:value-type="float" office:value="0.025270758" calcext:value-type="float">
            <text:p>0.025270758</text:p>
          </table:table-cell>
          <table:table-cell office:value-type="float" office:value="0.014234875" calcext:value-type="float">
            <text:p>0.014234875</text:p>
          </table:table-cell>
          <table:table-cell table:number-columns-repeated="4"/>
          <table:table-cell office:value-type="float" office:value="0.02930403" calcext:value-type="float">
            <text:p>0.02930403</text:p>
          </table:table-cell>
          <table:table-cell table:number-columns-repeated="3"/>
          <table:table-cell office:value-type="float" office:value="0.10227273" calcext:value-type="float">
            <text:p>0.10227273</text:p>
          </table:table-cell>
          <table:table-cell/>
          <table:table-cell office:value-type="float" office:value="0.08196721" calcext:value-type="float">
            <text:p>0.08196721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/>
          <table:table-cell office:value-type="float" office:value="0.11510792" calcext:value-type="float">
            <text:p>0.11510792</text:p>
          </table:table-cell>
          <table:table-cell office:value-type="float" office:value="0.044609666" calcext:value-type="float">
            <text:p>0.044609666</text:p>
          </table:table-cell>
          <table:table-cell office:value-type="float" office:value="0.014440433" calcext:value-type="float">
            <text:p>0.014440433</text:p>
          </table:table-cell>
          <table:table-cell office:value-type="float" office:value="0.010676157" calcext:value-type="float">
            <text:p>0.010676157</text:p>
          </table:table-cell>
          <table:table-cell table:number-columns-repeated="7"/>
          <table:table-cell office:value-type="float" office:value="0.04761905" calcext:value-type="float">
            <text:p>0.04761905</text:p>
          </table:table-cell>
          <table:table-cell office:value-type="float" office:value="0.022727273" calcext:value-type="float">
            <text:p>0.022727273</text:p>
          </table:table-cell>
          <table:table-cell/>
          <table:table-cell office:value-type="float" office:value="0.032786883" calcext:value-type="float">
            <text:p>0.032786883</text:p>
          </table:table-cell>
          <table:table-cell office:value-type="float" office:value="0.26785713" calcext:value-type="float">
            <text:p>0.26785713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/>
          <table:table-cell office:value-type="float" office:value="0.1438849" calcext:value-type="float">
            <text:p>0.1438849</text:p>
          </table:table-cell>
          <table:table-cell office:value-type="float" office:value="0.07434944" calcext:value-type="float">
            <text:p>0.07434944</text:p>
          </table:table-cell>
          <table:table-cell office:value-type="float" office:value="0.014440433" calcext:value-type="float">
            <text:p>0.014440433</text:p>
          </table:table-cell>
          <table:table-cell table:number-columns-repeated="3"/>
          <table:table-cell office:value-type="float" office:value="0.014492754" calcext:value-type="float">
            <text:p>0.014492754</text:p>
          </table:table-cell>
          <table:table-cell/>
          <table:table-cell office:value-type="float" office:value="0.09157509" calcext:value-type="float">
            <text:p>0.09157509</text:p>
          </table:table-cell>
          <table:table-cell table:number-columns-repeated="5"/>
          <table:table-cell office:value-type="float" office:value="0.09836066" calcext:value-type="float">
            <text:p>0.09836066</text:p>
          </table:table-cell>
          <table:table-cell office:value-type="float" office:value="0.035714287" calcext:value-type="float">
            <text:p>0.035714287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/>
          <table:table-cell office:value-type="float" office:value="0.05755396" calcext:value-type="float">
            <text:p>0.05755396</text:p>
          </table:table-cell>
          <table:table-cell office:value-type="float" office:value="0.0669145" calcext:value-type="float">
            <text:p>0.0669145</text:p>
          </table:table-cell>
          <table:table-cell office:value-type="float" office:value="0.14440434" calcext:value-type="float">
            <text:p>0.14440434</text:p>
          </table:table-cell>
          <table:table-cell office:value-type="float" office:value="0.03914591" calcext:value-type="float">
            <text:p>0.03914591</text:p>
          </table:table-cell>
          <table:table-cell table:number-columns-repeated="3"/>
          <table:table-cell office:value-type="float" office:value="0.014652015" calcext:value-type="float">
            <text:p>0.014652015</text:p>
          </table:table-cell>
          <table:table-cell office:value-type="float" office:value="0.07326008" calcext:value-type="float">
            <text:p>0.07326008</text:p>
          </table:table-cell>
          <table:table-cell table:number-columns-repeated="3"/>
          <table:table-cell office:value-type="float" office:value="0.011363637" calcext:value-type="float">
            <text:p>0.011363637</text:p>
          </table:table-cell>
          <table:table-cell/>
          <table:table-cell office:value-type="float" office:value="0.22950819" calcext:value-type="float">
            <text:p>0.22950819</text:p>
          </table:table-cell>
          <table:table-cell office:value-type="float" office:value="0.017857144" calcext:value-type="float">
            <text:p>0.017857144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/>
          <table:table-cell office:value-type="float" office:value="0.10071942" calcext:value-type="float">
            <text:p>0.10071942</text:p>
          </table:table-cell>
          <table:table-cell office:value-type="float" office:value="0.03717472" calcext:value-type="float">
            <text:p>0.03717472</text:p>
          </table:table-cell>
          <table:table-cell office:value-type="float" office:value="0.054151624" calcext:value-type="float">
            <text:p>0.054151624</text:p>
          </table:table-cell>
          <table:table-cell office:value-type="float" office:value="0.021352313" calcext:value-type="float">
            <text:p>0.021352313</text:p>
          </table:table-cell>
          <table:table-cell table:number-columns-repeated="3"/>
          <table:table-cell office:value-type="float" office:value="0.043956045" calcext:value-type="float">
            <text:p>0.043956045</text:p>
          </table:table-cell>
          <table:table-cell office:value-type="float" office:value="0.05860806" calcext:value-type="float">
            <text:p>0.05860806</text:p>
          </table:table-cell>
          <table:table-cell table:number-columns-repeated="3"/>
          <table:table-cell office:value-type="float" office:value="0.011363637" calcext:value-type="float">
            <text:p>0.011363637</text:p>
          </table:table-cell>
          <table:table-cell/>
          <table:table-cell office:value-type="float" office:value="0.09836066" calcext:value-type="float">
            <text:p>0.09836066</text:p>
          </table:table-cell>
          <table:table-cell/>
        </table:table-row>
        <table:table-row table:style-name="ro1">
          <table:table-cell office:value-type="float" office:value="-74" calcext:value-type="float">
            <text:p>-74</text:p>
          </table:table-cell>
          <table:table-cell/>
          <table:table-cell office:value-type="float" office:value="0.086330935" calcext:value-type="float">
            <text:p>0.086330935</text:p>
          </table:table-cell>
          <table:table-cell office:value-type="float" office:value="0.05204461" calcext:value-type="float">
            <text:p>0.05204461</text:p>
          </table:table-cell>
          <table:table-cell office:value-type="float" office:value="0.0433213" calcext:value-type="float">
            <text:p>0.0433213</text:p>
          </table:table-cell>
          <table:table-cell office:value-type="float" office:value="0.014234875" calcext:value-type="float">
            <text:p>0.014234875</text:p>
          </table:table-cell>
          <table:table-cell table:number-columns-repeated="2"/>
          <table:table-cell office:value-type="float" office:value="0.014492754" calcext:value-type="float">
            <text:p>0.014492754</text:p>
          </table:table-cell>
          <table:table-cell office:value-type="float" office:value="0.043956045" calcext:value-type="float">
            <text:p>0.043956045</text:p>
          </table:table-cell>
          <table:table-cell office:value-type="float" office:value="0.05860806" calcext:value-type="float">
            <text:p>0.05860806</text:p>
          </table:table-cell>
          <table:table-cell table:number-columns-repeated="3"/>
          <table:table-cell office:value-type="float" office:value="0.022727273" calcext:value-type="float">
            <text:p>0.022727273</text:p>
          </table:table-cell>
          <table:table-cell office:value-type="float" office:value="0.4" calcext:value-type="float">
            <text:p>0.4</text:p>
          </table:table-cell>
          <table:table-cell office:value-type="float" office:value="0.13114753" calcext:value-type="float">
            <text:p>0.13114753</text:p>
          </table:table-cell>
          <table:table-cell office:value-type="float" office:value="0.05357143" calcext:value-type="float">
            <text:p>0.05357143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/>
          <table:table-cell office:value-type="float" office:value="0.05755396" calcext:value-type="float">
            <text:p>0.05755396</text:p>
          </table:table-cell>
          <table:table-cell office:value-type="float" office:value="0.07063197" calcext:value-type="float">
            <text:p>0.07063197</text:p>
          </table:table-cell>
          <table:table-cell office:value-type="float" office:value="0.06859206" calcext:value-type="float">
            <text:p>0.06859206</text:p>
          </table:table-cell>
          <table:table-cell office:value-type="float" office:value="0.02846975" calcext:value-type="float">
            <text:p>0.02846975</text:p>
          </table:table-cell>
          <table:table-cell table:number-columns-repeated="2"/>
          <table:table-cell office:value-type="float" office:value="0.014492754" calcext:value-type="float">
            <text:p>0.014492754</text:p>
          </table:table-cell>
          <table:table-cell office:value-type="float" office:value="0.11721612" calcext:value-type="float">
            <text:p>0.11721612</text:p>
          </table:table-cell>
          <table:table-cell office:value-type="float" office:value="0.08791209" calcext:value-type="float">
            <text:p>0.08791209</text:p>
          </table:table-cell>
          <table:table-cell table:number-columns-repeated="5"/>
          <table:table-cell office:value-type="float" office:value="0.08196721" calcext:value-type="float">
            <text:p>0.08196721</text:p>
          </table:table-cell>
          <table:table-cell office:value-type="float" office:value="0.017857144" calcext:value-type="float">
            <text:p>0.017857144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/>
          <table:table-cell office:value-type="float" office:value="0.01438849" calcext:value-type="float">
            <text:p>0.01438849</text:p>
          </table:table-cell>
          <table:table-cell office:value-type="float" office:value="0.12639405" calcext:value-type="float">
            <text:p>0.12639405</text:p>
          </table:table-cell>
          <table:table-cell office:value-type="float" office:value="0.039711192" calcext:value-type="float">
            <text:p>0.039711192</text:p>
          </table:table-cell>
          <table:table-cell office:value-type="float" office:value="0.014234875" calcext:value-type="float">
            <text:p>0.014234875</text:p>
          </table:table-cell>
          <table:table-cell table:number-columns-repeated="2"/>
          <table:table-cell office:value-type="float" office:value="0.04347826" calcext:value-type="float">
            <text:p>0.04347826</text:p>
          </table:table-cell>
          <table:table-cell office:value-type="float" office:value="0.07326008" calcext:value-type="float">
            <text:p>0.07326008</text:p>
          </table:table-cell>
          <table:table-cell office:value-type="float" office:value="0.08791209" calcext:value-type="float">
            <text:p>0.08791209</text:p>
          </table:table-cell>
          <table:table-cell table:number-columns-repeated="5"/>
          <table:table-cell office:value-type="float" office:value="0.04918033" calcext:value-type="float">
            <text:p>0.04918033</text:p>
          </table:table-cell>
          <table:table-cell/>
        </table:table-row>
        <table:table-row table:style-name="ro1">
          <table:table-cell office:value-type="float" office:value="-71" calcext:value-type="float">
            <text:p>-71</text:p>
          </table:table-cell>
          <table:table-cell/>
          <table:table-cell office:value-type="float" office:value="0.07194245" calcext:value-type="float">
            <text:p>0.07194245</text:p>
          </table:table-cell>
          <table:table-cell office:value-type="float" office:value="0.014869888" calcext:value-type="float">
            <text:p>0.014869888</text:p>
          </table:table-cell>
          <table:table-cell office:value-type="float" office:value="0.09747292" calcext:value-type="float">
            <text:p>0.09747292</text:p>
          </table:table-cell>
          <table:table-cell office:value-type="float" office:value="0.03914591" calcext:value-type="float">
            <text:p>0.03914591</text:p>
          </table:table-cell>
          <table:table-cell table:number-columns-repeated="2"/>
          <table:table-cell office:value-type="float" office:value="0.04347826" calcext:value-type="float">
            <text:p>0.04347826</text:p>
          </table:table-cell>
          <table:table-cell office:value-type="float" office:value="0.102564104" calcext:value-type="float">
            <text:p>0.102564104</text:p>
          </table:table-cell>
          <table:table-cell office:value-type="float" office:value="0.16117217" calcext:value-type="float">
            <text:p>0.16117217</text:p>
          </table:table-cell>
          <table:table-cell table:number-columns-repeated="5"/>
          <table:table-cell office:value-type="float" office:value="0.016393442" calcext:value-type="float">
            <text:p>0.016393442</text:p>
          </table:table-cell>
          <table:table-cell/>
        </table:table-row>
        <table:table-row table:style-name="ro1">
          <table:table-cell office:value-type="float" office:value="-70" calcext:value-type="float">
            <text:p>-70</text:p>
          </table:table-cell>
          <table:table-cell/>
          <table:table-cell office:value-type="float" office:value="0.02877698" calcext:value-type="float">
            <text:p>0.02877698</text:p>
          </table:table-cell>
          <table:table-cell office:value-type="float" office:value="0.07434944" calcext:value-type="float">
            <text:p>0.07434944</text:p>
          </table:table-cell>
          <table:table-cell office:value-type="float" office:value="0.054151624" calcext:value-type="float">
            <text:p>0.054151624</text:p>
          </table:table-cell>
          <table:table-cell office:value-type="float" office:value="0.024911031" calcext:value-type="float">
            <text:p>0.024911031</text:p>
          </table:table-cell>
          <table:table-cell table:number-columns-repeated="2"/>
          <table:table-cell office:value-type="float" office:value="0.028985508" calcext:value-type="float">
            <text:p>0.028985508</text:p>
          </table:table-cell>
          <table:table-cell office:value-type="float" office:value="0.16117217" calcext:value-type="float">
            <text:p>0.16117217</text:p>
          </table:table-cell>
          <table:table-cell office:value-type="float" office:value="0.07326008" calcext:value-type="float">
            <text:p>0.07326008</text:p>
          </table:table-cell>
          <table:table-cell table:number-columns-repeated="7"/>
        </table:table-row>
        <table:table-row table:style-name="ro1">
          <table:table-cell office:value-type="float" office:value="-69" calcext:value-type="float">
            <text:p>-69</text:p>
          </table:table-cell>
          <table:table-cell/>
          <table:table-cell office:value-type="float" office:value="0.05755396" calcext:value-type="float">
            <text:p>0.05755396</text:p>
          </table:table-cell>
          <table:table-cell office:value-type="float" office:value="0.05204461" calcext:value-type="float">
            <text:p>0.05204461</text:p>
          </table:table-cell>
          <table:table-cell office:value-type="float" office:value="0.0433213" calcext:value-type="float">
            <text:p>0.0433213</text:p>
          </table:table-cell>
          <table:table-cell table:number-columns-repeated="3"/>
          <table:table-cell office:value-type="float" office:value="0.028985508" calcext:value-type="float">
            <text:p>0.028985508</text:p>
          </table:table-cell>
          <table:table-cell office:value-type="float" office:value="0.102564104" calcext:value-type="float">
            <text:p>0.102564104</text:p>
          </table:table-cell>
          <table:table-cell office:value-type="float" office:value="0.02930403" calcext:value-type="float">
            <text:p>0.02930403</text:p>
          </table:table-cell>
          <table:table-cell table:number-columns-repeated="7"/>
        </table:table-row>
        <table:table-row table:style-name="ro1">
          <table:table-cell office:value-type="float" office:value="-68" calcext:value-type="float">
            <text:p>-68</text:p>
          </table:table-cell>
          <table:table-cell/>
          <table:table-cell office:value-type="float" office:value="0.01438849" calcext:value-type="float">
            <text:p>0.01438849</text:p>
          </table:table-cell>
          <table:table-cell office:value-type="float" office:value="0.08178439" calcext:value-type="float">
            <text:p>0.08178439</text:p>
          </table:table-cell>
          <table:table-cell office:value-type="float" office:value="0.14801444" calcext:value-type="float">
            <text:p>0.14801444</text:p>
          </table:table-cell>
          <table:table-cell office:value-type="float" office:value="0.09608541" calcext:value-type="float">
            <text:p>0.09608541</text:p>
          </table:table-cell>
          <table:table-cell table:number-columns-repeated="2"/>
          <table:table-cell office:value-type="float" office:value="0.04347826" calcext:value-type="float">
            <text:p>0.04347826</text:p>
          </table:table-cell>
          <table:table-cell office:value-type="float" office:value="0.07326008" calcext:value-type="float">
            <text:p>0.07326008</text:p>
          </table:table-cell>
          <table:table-cell office:value-type="float" office:value="0.043956045" calcext:value-type="float">
            <text:p>0.043956045</text:p>
          </table:table-cell>
          <table:table-cell table:number-columns-repeated="7"/>
        </table:table-row>
        <table:table-row table:style-name="ro1">
          <table:table-cell office:value-type="float" office:value="-67" calcext:value-type="float">
            <text:p>-67</text:p>
          </table:table-cell>
          <table:table-cell table:number-columns-repeated="2"/>
          <table:table-cell office:value-type="float" office:value="0.03717472" calcext:value-type="float">
            <text:p>0.03717472</text:p>
          </table:table-cell>
          <table:table-cell office:value-type="float" office:value="0.014440433" calcext:value-type="float">
            <text:p>0.014440433</text:p>
          </table:table-cell>
          <table:table-cell table:number-columns-repeated="3"/>
          <table:table-cell office:value-type="float" office:value="0.014492754" calcext:value-type="float">
            <text:p>0.014492754</text:p>
          </table:table-cell>
          <table:table-cell office:value-type="float" office:value="0.043956045" calcext:value-type="float">
            <text:p>0.043956045</text:p>
          </table:table-cell>
          <table:table-cell office:value-type="float" office:value="0.05860806" calcext:value-type="float">
            <text:p>0.05860806</text:p>
          </table:table-cell>
          <table:table-cell table:number-columns-repeated="7"/>
        </table:table-row>
        <table:table-row table:style-name="ro1">
          <table:table-cell office:value-type="float" office:value="-66" calcext:value-type="float">
            <text:p>-66</text:p>
          </table:table-cell>
          <table:table-cell/>
          <table:table-cell office:value-type="float" office:value="0.01438849" calcext:value-type="float">
            <text:p>0.01438849</text:p>
          </table:table-cell>
          <table:table-cell office:value-type="float" office:value="0.024163568" calcext:value-type="float">
            <text:p>0.024163568</text:p>
          </table:table-cell>
          <table:table-cell office:value-type="float" office:value="0.028880866" calcext:value-type="float">
            <text:p>0.028880866</text:p>
          </table:table-cell>
          <table:table-cell office:value-type="float" office:value="0.02846975" calcext:value-type="float">
            <text:p>0.02846975</text:p>
          </table:table-cell>
          <table:table-cell/>
          <table:table-cell office:value-type="float" office:value="0.014234875" calcext:value-type="float">
            <text:p>0.014234875</text:p>
          </table:table-cell>
          <table:table-cell office:value-type="float" office:value="0.08695652" calcext:value-type="float">
            <text:p>0.08695652</text:p>
          </table:table-cell>
          <table:table-cell office:value-type="float" office:value="0.05860806" calcext:value-type="float">
            <text:p>0.05860806</text:p>
          </table:table-cell>
          <table:table-cell office:value-type="float" office:value="0.102564104" calcext:value-type="float">
            <text:p>0.102564104</text:p>
          </table:table-cell>
          <table:table-cell table:number-columns-repeated="5"/>
          <table:table-cell office:value-type="float" office:value="0.016393442" calcext:value-type="float">
            <text:p>0.016393442</text:p>
          </table:table-cell>
          <table:table-cell/>
        </table:table-row>
        <table:table-row table:style-name="ro1">
          <table:table-cell office:value-type="float" office:value="-65" calcext:value-type="float">
            <text:p>-65</text:p>
          </table:table-cell>
          <table:table-cell table:number-columns-repeated="2"/>
          <table:table-cell office:value-type="float" office:value="0.014869888" calcext:value-type="float">
            <text:p>0.014869888</text:p>
          </table:table-cell>
          <table:table-cell office:value-type="float" office:value="0.07220217" calcext:value-type="float">
            <text:p>0.07220217</text:p>
          </table:table-cell>
          <table:table-cell office:value-type="float" office:value="0.071174376" calcext:value-type="float">
            <text:p>0.071174376</text:p>
          </table:table-cell>
          <table:table-cell table:number-columns-repeated="2"/>
          <table:table-cell office:value-type="float" office:value="0.072463766" calcext:value-type="float">
            <text:p>0.072463766</text:p>
          </table:table-cell>
          <table:table-cell office:value-type="float" office:value="0.08791209" calcext:value-type="float">
            <text:p>0.08791209</text:p>
          </table:table-cell>
          <table:table-cell office:value-type="float" office:value="0.014652015" calcext:value-type="float">
            <text:p>0.014652015</text:p>
          </table:table-cell>
          <table:table-cell table:number-columns-repeated="3"/>
          <table:table-cell office:value-type="float" office:value="0.011363637" calcext:value-type="float">
            <text:p>0.011363637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-64" calcext:value-type="float">
            <text:p>-64</text:p>
          </table:table-cell>
          <table:table-cell table:number-columns-repeated="2"/>
          <table:table-cell office:value-type="float" office:value="0.027881041" calcext:value-type="float">
            <text:p>0.027881041</text:p>
          </table:table-cell>
          <table:table-cell office:value-type="float" office:value="0.028880866" calcext:value-type="float">
            <text:p>0.028880866</text:p>
          </table:table-cell>
          <table:table-cell office:value-type="float" office:value="0.02846975" calcext:value-type="float">
            <text:p>0.02846975</text:p>
          </table:table-cell>
          <table:table-cell table:number-columns-repeated="2"/>
          <table:table-cell office:value-type="float" office:value="0.028985508" calcext:value-type="float">
            <text:p>0.028985508</text:p>
          </table:table-cell>
          <table:table-cell office:value-type="float" office:value="0.02930403" calcext:value-type="float">
            <text:p>0.02930403</text:p>
          </table:table-cell>
          <table:table-cell table:number-columns-repeated="4"/>
          <table:table-cell office:value-type="float" office:value="0.011363637" calcext:value-type="float">
            <text:p>0.011363637</text:p>
          </table:table-cell>
          <table:table-cell table:number-columns-repeated="3"/>
        </table:table-row>
        <table:table-row table:style-name="ro1">
          <table:table-cell office:value-type="float" office:value="-63" calcext:value-type="float">
            <text:p>-63</text:p>
          </table:table-cell>
          <table:table-cell table:number-columns-repeated="2"/>
          <table:table-cell office:value-type="float" office:value="0.05204461" calcext:value-type="float">
            <text:p>0.05204461</text:p>
          </table:table-cell>
          <table:table-cell office:value-type="float" office:value="0.014440433" calcext:value-type="float">
            <text:p>0.014440433</text:p>
          </table:table-cell>
          <table:table-cell office:value-type="float" office:value="0.0569395" calcext:value-type="float">
            <text:p>0.0569395</text:p>
          </table:table-cell>
          <table:table-cell table:number-columns-repeated="2"/>
          <table:table-cell office:value-type="float" office:value="0.04347826" calcext:value-type="float">
            <text:p>0.04347826</text:p>
          </table:table-cell>
          <table:table-cell office:value-type="float" office:value="0.02930403" calcext:value-type="float">
            <text:p>0.02930403</text:p>
          </table:table-cell>
          <table:table-cell table:number-columns-repeated="4"/>
          <table:table-cell office:value-type="float" office:value="0.011363637" calcext:value-type="float">
            <text:p>0.011363637</text:p>
          </table:table-cell>
          <table:table-cell table:number-columns-repeated="3"/>
        </table:table-row>
        <table:table-row table:style-name="ro1">
          <table:table-cell office:value-type="float" office:value="-62" calcext:value-type="float">
            <text:p>-62</text:p>
          </table:table-cell>
          <table:table-cell table:number-columns-repeated="2"/>
          <table:table-cell office:value-type="float" office:value="0.014869888" calcext:value-type="float">
            <text:p>0.014869888</text:p>
          </table:table-cell>
          <table:table-cell office:value-type="float" office:value="0.014440433" calcext:value-type="float">
            <text:p>0.014440433</text:p>
          </table:table-cell>
          <table:table-cell office:value-type="float" office:value="0.0569395" calcext:value-type="float">
            <text:p>0.0569395</text:p>
          </table:table-cell>
          <table:table-cell table:number-columns-repeated="2"/>
          <table:table-cell office:value-type="float" office:value="0.11594203" calcext:value-type="float">
            <text:p>0.11594203</text:p>
          </table:table-cell>
          <table:table-cell office:value-type="float" office:value="0.01831502" calcext:value-type="float">
            <text:p>0.01831502</text:p>
          </table:table-cell>
          <table:table-cell table:number-columns-repeated="8"/>
        </table:table-row>
        <table:table-row table:style-name="ro1">
          <table:table-cell office:value-type="float" office:value="-61" calcext:value-type="float">
            <text:p>-61</text:p>
          </table:table-cell>
          <table:table-cell table:number-columns-repeated="2"/>
          <table:table-cell office:value-type="float" office:value="0.007434944" calcext:value-type="float">
            <text:p>0.007434944</text:p>
          </table:table-cell>
          <table:table-cell office:value-type="float" office:value="0.014440433" calcext:value-type="float">
            <text:p>0.014440433</text:p>
          </table:table-cell>
          <table:table-cell office:value-type="float" office:value="0.0569395" calcext:value-type="float">
            <text:p>0.0569395</text:p>
          </table:table-cell>
          <table:table-cell table:number-columns-repeated="2" office:value-type="float" office:value="0.014234875" calcext:value-type="float">
            <text:p>0.014234875</text:p>
          </table:table-cell>
          <table:table-cell office:value-type="float" office:value="0.10144927" calcext:value-type="float">
            <text:p>0.10144927</text:p>
          </table:table-cell>
          <table:table-cell table:number-columns-repeated="5"/>
          <table:table-cell office:value-type="float" office:value="0.011363637" calcext:value-type="float">
            <text:p>0.011363637</text:p>
          </table:table-cell>
          <table:table-cell table:number-columns-repeated="3"/>
        </table:table-row>
        <table:table-row table:style-name="ro1">
          <table:table-cell office:value-type="float" office:value="-60" calcext:value-type="float">
            <text:p>-60</text:p>
          </table:table-cell>
          <table:table-cell table:number-columns-repeated="2"/>
          <table:table-cell office:value-type="float" office:value="0.007434944" calcext:value-type="float">
            <text:p>0.007434944</text:p>
          </table:table-cell>
          <table:table-cell office:value-type="float" office:value="0.0072202166" calcext:value-type="float">
            <text:p>0.0072202166</text:p>
          </table:table-cell>
          <table:table-cell office:value-type="float" office:value="0.0569395" calcext:value-type="float">
            <text:p>0.0569395</text:p>
          </table:table-cell>
          <table:table-cell office:value-type="float" office:value="0.042704627" calcext:value-type="float">
            <text:p>0.042704627</text:p>
          </table:table-cell>
          <table:table-cell office:value-type="float" office:value="0.014234875" calcext:value-type="float">
            <text:p>0.014234875</text:p>
          </table:table-cell>
          <table:table-cell office:value-type="float" office:value="0.072463766" calcext:value-type="float">
            <text:p>0.072463766</text:p>
          </table:table-cell>
          <table:table-cell/>
          <table:table-cell office:value-type="float" office:value="0.014652015" calcext:value-type="float">
            <text:p>0.014652015</text:p>
          </table:table-cell>
          <table:table-cell table:number-columns-repeated="7"/>
        </table:table-row>
        <table:table-row table:style-name="ro1">
          <table:table-cell office:value-type="float" office:value="-59" calcext:value-type="float">
            <text:p>-59</text:p>
          </table:table-cell>
          <table:table-cell table:number-columns-repeated="4"/>
          <table:table-cell office:value-type="float" office:value="0.071174376" calcext:value-type="float">
            <text:p>0.071174376</text:p>
          </table:table-cell>
          <table:table-cell office:value-type="float" office:value="0.042704627" calcext:value-type="float">
            <text:p>0.042704627</text:p>
          </table:table-cell>
          <table:table-cell/>
          <table:table-cell office:value-type="float" office:value="0.072463766" calcext:value-type="float">
            <text:p>0.072463766</text:p>
          </table:table-cell>
          <table:table-cell table:number-columns-repeated="9"/>
        </table:table-row>
        <table:table-row table:style-name="ro1">
          <table:table-cell office:value-type="float" office:value="-58" calcext:value-type="float">
            <text:p>-58</text:p>
          </table:table-cell>
          <table:table-cell table:number-columns-repeated="4"/>
          <table:table-cell office:value-type="float" office:value="0.02846975" calcext:value-type="float">
            <text:p>0.02846975</text:p>
          </table:table-cell>
          <table:table-cell table:number-columns-repeated="2" office:value-type="float" office:value="0.042704627" calcext:value-type="float">
            <text:p>0.042704627</text:p>
          </table:table-cell>
          <table:table-cell office:value-type="float" office:value="0.014492754" calcext:value-type="float">
            <text:p>0.014492754</text:p>
          </table:table-cell>
          <table:table-cell table:number-columns-repeated="9"/>
        </table:table-row>
        <table:table-row table:style-name="ro1">
          <table:table-cell office:value-type="float" office:value="-57" calcext:value-type="float">
            <text:p>-57</text:p>
          </table:table-cell>
          <table:table-cell table:number-columns-repeated="4"/>
          <table:table-cell office:value-type="float" office:value="0.042704627" calcext:value-type="float">
            <text:p>0.042704627</text:p>
          </table:table-cell>
          <table:table-cell/>
          <table:table-cell office:value-type="float" office:value="0.014234875" calcext:value-type="float">
            <text:p>0.014234875</text:p>
          </table:table-cell>
          <table:table-cell office:value-type="float" office:value="0.072463766" calcext:value-type="float">
            <text:p>0.072463766</text:p>
          </table:table-cell>
          <table:table-cell table:number-columns-repeated="9"/>
        </table:table-row>
        <table:table-row table:style-name="ro1">
          <table:table-cell office:value-type="float" office:value="-56" calcext:value-type="float">
            <text:p>-56</text:p>
          </table:table-cell>
          <table:table-cell table:number-columns-repeated="4"/>
          <table:table-cell office:value-type="float" office:value="0.014234875" calcext:value-type="float">
            <text:p>0.014234875</text:p>
          </table:table-cell>
          <table:table-cell office:value-type="float" office:value="0.02846975" calcext:value-type="float">
            <text:p>0.02846975</text:p>
          </table:table-cell>
          <table:table-cell office:value-type="float" office:value="0.014234875" calcext:value-type="float">
            <text:p>0.014234875</text:p>
          </table:table-cell>
          <table:table-cell table:number-columns-repeated="6"/>
          <table:table-cell office:value-type="float" office:value="0.011363637" calcext:value-type="float">
            <text:p>0.011363637</text:p>
          </table:table-cell>
          <table:table-cell table:number-columns-repeated="3"/>
        </table:table-row>
        <table:table-row table:style-name="ro1">
          <table:table-cell office:value-type="float" office:value="-55" calcext:value-type="float">
            <text:p>-55</text:p>
          </table:table-cell>
          <table:table-cell table:number-columns-repeated="4"/>
          <table:table-cell office:value-type="float" office:value="0.02846975" calcext:value-type="float">
            <text:p>0.02846975</text:p>
          </table:table-cell>
          <table:table-cell office:value-type="float" office:value="0.0569395" calcext:value-type="float">
            <text:p>0.0569395</text:p>
          </table:table-cell>
          <table:table-cell office:value-type="float" office:value="0.113879" calcext:value-type="float">
            <text:p>0.113879</text:p>
          </table:table-cell>
          <table:table-cell office:value-type="float" office:value="0.014492754" calcext:value-type="float">
            <text:p>0.014492754</text:p>
          </table:table-cell>
          <table:table-cell table:number-columns-repeated="9"/>
        </table:table-row>
        <table:table-row table:style-name="ro1">
          <table:table-cell office:value-type="float" office:value="-54" calcext:value-type="float">
            <text:p>-54</text:p>
          </table:table-cell>
          <table:table-cell table:number-columns-repeated="4"/>
          <table:table-cell office:value-type="float" office:value="0.02846975" calcext:value-type="float">
            <text:p>0.02846975</text:p>
          </table:table-cell>
          <table:table-cell office:value-type="float" office:value="0.0071174377" calcext:value-type="float">
            <text:p>0.0071174377</text:p>
          </table:table-cell>
          <table:table-cell office:value-type="float" office:value="0.042704627" calcext:value-type="float">
            <text:p>0.042704627</text:p>
          </table:table-cell>
          <table:table-cell office:value-type="float" office:value="0.028985508" calcext:value-type="float">
            <text:p>0.028985508</text:p>
          </table:table-cell>
          <table:table-cell table:number-columns-repeated="5"/>
          <table:table-cell office:value-type="float" office:value="0.011363637" calcext:value-type="float">
            <text:p>0.011363637</text:p>
          </table:table-cell>
          <table:table-cell table:number-columns-repeated="3"/>
        </table:table-row>
        <table:table-row table:style-name="ro1">
          <table:table-cell office:value-type="float" office:value="-53" calcext:value-type="float">
            <text:p>-53</text:p>
          </table:table-cell>
          <table:table-cell table:number-columns-repeated="4"/>
          <table:table-cell table:number-columns-repeated="2" office:value-type="float" office:value="0.042704627" calcext:value-type="float">
            <text:p>0.042704627</text:p>
          </table:table-cell>
          <table:table-cell office:value-type="float" office:value="0.085409254" calcext:value-type="float">
            <text:p>0.085409254</text:p>
          </table:table-cell>
          <table:table-cell office:value-type="float" office:value="0.014492754" calcext:value-type="float">
            <text:p>0.014492754</text:p>
          </table:table-cell>
          <table:table-cell table:number-columns-repeated="9"/>
        </table:table-row>
        <table:table-row table:style-name="ro1">
          <table:table-cell office:value-type="float" office:value="-52" calcext:value-type="float">
            <text:p>-52</text:p>
          </table:table-cell>
          <table:table-cell table:number-columns-repeated="4"/>
          <table:table-cell table:number-columns-repeated="2" office:value-type="float" office:value="0.014234875" calcext:value-type="float">
            <text:p>0.014234875</text:p>
          </table:table-cell>
          <table:table-cell office:value-type="float" office:value="0.099644125" calcext:value-type="float">
            <text:p>0.099644125</text:p>
          </table:table-cell>
          <table:table-cell office:value-type="float" office:value="0.014492754" calcext:value-type="float">
            <text:p>0.014492754</text:p>
          </table:table-cell>
          <table:table-cell table:number-columns-repeated="5"/>
          <table:table-cell office:value-type="float" office:value="0.011363637" calcext:value-type="float">
            <text:p>0.011363637</text:p>
          </table:table-cell>
          <table:table-cell table:number-columns-repeated="3"/>
        </table:table-row>
        <table:table-row table:style-name="ro1">
          <table:table-cell office:value-type="float" office:value="-51" calcext:value-type="float">
            <text:p>-51</text:p>
          </table:table-cell>
          <table:table-cell table:number-columns-repeated="4"/>
          <table:table-cell office:value-type="float" office:value="0.014234875" calcext:value-type="float">
            <text:p>0.014234875</text:p>
          </table:table-cell>
          <table:table-cell office:value-type="float" office:value="0.02846975" calcext:value-type="float">
            <text:p>0.02846975</text:p>
          </table:table-cell>
          <table:table-cell office:value-type="float" office:value="0.113879" calcext:value-type="float">
            <text:p>0.113879</text:p>
          </table:table-cell>
          <table:table-cell table:number-columns-repeated="10"/>
        </table:table-row>
        <table:table-row table:style-name="ro1">
          <table:table-cell office:value-type="float" office:value="-50" calcext:value-type="float">
            <text:p>-50</text:p>
          </table:table-cell>
          <table:table-cell table:number-columns-repeated="4"/>
          <table:table-cell office:value-type="float" office:value="0.014234875" calcext:value-type="float">
            <text:p>0.014234875</text:p>
          </table:table-cell>
          <table:table-cell office:value-type="float" office:value="0.12811388" calcext:value-type="float">
            <text:p>0.12811388</text:p>
          </table:table-cell>
          <table:table-cell office:value-type="float" office:value="0.02846975" calcext:value-type="float">
            <text:p>0.02846975</text:p>
          </table:table-cell>
          <table:table-cell table:number-columns-repeated="6"/>
          <table:table-cell office:value-type="float" office:value="0.0085227275" calcext:value-type="float">
            <text:p>0.0085227275</text:p>
          </table:table-cell>
          <table:table-cell table:number-columns-repeated="3"/>
        </table:table-row>
        <table:table-row table:style-name="ro1">
          <table:table-cell office:value-type="float" office:value="-49" calcext:value-type="float">
            <text:p>-49</text:p>
          </table:table-cell>
          <table:table-cell table:number-columns-repeated="4"/>
          <table:table-cell office:value-type="float" office:value="0.014234875" calcext:value-type="float">
            <text:p>0.014234875</text:p>
          </table:table-cell>
          <table:table-cell office:value-type="float" office:value="0.02846975" calcext:value-type="float">
            <text:p>0.02846975</text:p>
          </table:table-cell>
          <table:table-cell office:value-type="float" office:value="0.071174376" calcext:value-type="float">
            <text:p>0.071174376</text:p>
          </table:table-cell>
          <table:table-cell table:number-columns-repeated="10"/>
        </table:table-row>
        <table:table-row table:style-name="ro1">
          <table:table-cell office:value-type="float" office:value="-48" calcext:value-type="float">
            <text:p>-48</text:p>
          </table:table-cell>
          <table:table-cell table:number-columns-repeated="5"/>
          <table:table-cell office:value-type="float" office:value="0.099644125" calcext:value-type="float">
            <text:p>0.099644125</text:p>
          </table:table-cell>
          <table:table-cell office:value-type="float" office:value="0.02846975" calcext:value-type="float">
            <text:p>0.02846975</text:p>
          </table:table-cell>
          <table:table-cell table:number-columns-repeated="10"/>
        </table:table-row>
        <table:table-row table:style-name="ro1">
          <table:table-cell office:value-type="float" office:value="-47" calcext:value-type="float">
            <text:p>-47</text:p>
          </table:table-cell>
          <table:table-cell table:number-columns-repeated="5"/>
          <table:table-cell office:value-type="float" office:value="0.0569395" calcext:value-type="float">
            <text:p>0.0569395</text:p>
          </table:table-cell>
          <table:table-cell table:number-columns-repeated="11"/>
        </table:table-row>
        <table:table-row table:style-name="ro1">
          <table:table-cell office:value-type="float" office:value="-46" calcext:value-type="float">
            <text:p>-46</text:p>
          </table:table-cell>
          <table:table-cell table:number-columns-repeated="5"/>
          <table:table-cell office:value-type="float" office:value="0.071174376" calcext:value-type="float">
            <text:p>0.071174376</text:p>
          </table:table-cell>
          <table:table-cell office:value-type="float" office:value="0.07473309" calcext:value-type="float">
            <text:p>0.07473309</text:p>
          </table:table-cell>
          <table:table-cell table:number-columns-repeated="10"/>
        </table:table-row>
        <table:table-row table:style-name="ro1">
          <table:table-cell office:value-type="float" office:value="-45" calcext:value-type="float">
            <text:p>-45</text:p>
          </table:table-cell>
          <table:table-cell table:number-columns-repeated="5"/>
          <table:table-cell office:value-type="float" office:value="0.081850536" calcext:value-type="float">
            <text:p>0.081850536</text:p>
          </table:table-cell>
          <table:table-cell office:value-type="float" office:value="0.085409254" calcext:value-type="float">
            <text:p>0.085409254</text:p>
          </table:table-cell>
          <table:table-cell table:number-columns-repeated="10"/>
        </table:table-row>
        <table:table-row table:style-name="ro1">
          <table:table-cell office:value-type="float" office:value="-44" calcext:value-type="float">
            <text:p>-44</text:p>
          </table:table-cell>
          <table:table-cell table:number-columns-repeated="5"/>
          <table:table-cell office:value-type="float" office:value="0.0569395" calcext:value-type="float">
            <text:p>0.0569395</text:p>
          </table:table-cell>
          <table:table-cell office:value-type="float" office:value="0.042704627" calcext:value-type="float">
            <text:p>0.042704627</text:p>
          </table:table-cell>
          <table:table-cell table:number-columns-repeated="10"/>
        </table:table-row>
        <table:table-row table:style-name="ro1">
          <table:table-cell office:value-type="float" office:value="-43" calcext:value-type="float">
            <text:p>-43</text:p>
          </table:table-cell>
          <table:table-cell table:number-columns-repeated="5"/>
          <table:table-cell office:value-type="float" office:value="0.0569395" calcext:value-type="float">
            <text:p>0.0569395</text:p>
          </table:table-cell>
          <table:table-cell office:value-type="float" office:value="0.071174376" calcext:value-type="float">
            <text:p>0.071174376</text:p>
          </table:table-cell>
          <table:table-cell table:number-columns-repeated="10"/>
        </table:table-row>
        <table:table-row table:style-name="ro1">
          <table:table-cell office:value-type="float" office:value="-42" calcext:value-type="float">
            <text:p>-42</text:p>
          </table:table-cell>
          <table:table-cell table:number-columns-repeated="5"/>
          <table:table-cell office:value-type="float" office:value="0.02846975" calcext:value-type="float">
            <text:p>0.02846975</text:p>
          </table:table-cell>
          <table:table-cell office:value-type="float" office:value="0.014234875" calcext:value-type="float">
            <text:p>0.014234875</text:p>
          </table:table-cell>
          <table:table-cell table:number-columns-repeated="10"/>
        </table:table-row>
        <table:table-row table:style-name="ro1">
          <table:table-cell office:value-type="float" office:value="-41" calcext:value-type="float">
            <text:p>-41</text:p>
          </table:table-cell>
          <table:table-cell table:number-columns-repeated="5"/>
          <table:table-cell office:value-type="float" office:value="0.02846975" calcext:value-type="float">
            <text:p>0.02846975</text:p>
          </table:table-cell>
          <table:table-cell office:value-type="float" office:value="0.014234875" calcext:value-type="float">
            <text:p>0.014234875</text:p>
          </table:table-cell>
          <table:table-cell table:number-columns-repeated="10"/>
        </table:table-row>
        <table:table-row table:style-name="ro1">
          <table:table-cell office:value-type="float" office:value="-40" calcext:value-type="float">
            <text:p>-40</text:p>
          </table:table-cell>
          <table:table-cell table:number-columns-repeated="5"/>
          <table:table-cell office:value-type="float" office:value="0.014234875" calcext:value-type="float">
            <text:p>0.014234875</text:p>
          </table:table-cell>
          <table:table-cell table:number-columns-repeated="11"/>
        </table:table-row>
        <table:table-row table:style-name="ro1">
          <table:table-cell office:value-type="float" office:value="-39" calcext:value-type="float">
            <text:p>-39</text:p>
          </table:table-cell>
          <table:table-cell table:number-columns-repeated="17"/>
        </table:table-row>
        <table:table-row table:style-name="ro1">
          <table:table-cell office:value-type="float" office:value="-38" calcext:value-type="float">
            <text:p>-38</text:p>
          </table:table-cell>
          <table:table-cell table:number-columns-repeated="5"/>
          <table:table-cell office:value-type="float" office:value="0.014234875" calcext:value-type="float">
            <text:p>0.014234875</text:p>
          </table:table-cell>
          <table:table-cell table:number-columns-repeated="7"/>
          <table:table-cell office:value-type="float" office:value="0.011363637" calcext:value-type="float">
            <text:p>0.011363637</text:p>
          </table:table-cell>
          <table:table-cell table:number-columns-repeated="3"/>
        </table:table-row>
        <table:table-row table:style-name="ro1">
          <table:table-cell office:value-type="float" office:value="-37" calcext:value-type="float">
            <text:p>-37</text:p>
          </table:table-cell>
          <table:table-cell table:number-columns-repeated="5"/>
          <table:table-cell office:value-type="float" office:value="0.014234875" calcext:value-type="float">
            <text:p>0.014234875</text:p>
          </table:table-cell>
          <table:table-cell table:number-columns-repeated="11"/>
        </table:table-row>
      </table:table>
      <table:table table:name="c2" table:style-name="ta1">
        <table:table-column table:style-name="co7" table:number-columns-repeated="3" table:default-cell-style-name="Default"/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4" calcext:value-type="float">
            <text:p>4</text:p>
          </table:table-cell>
          <table:table-cell office:value-type="float" office:value="0.01438849" calcext:value-type="float">
            <text:p>0.01438849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12" calcext:value-type="float">
            <text:p>12</text:p>
          </table:table-cell>
          <table:table-cell office:value-type="float" office:value="0.043165468" calcext:value-type="float">
            <text:p>0.043165468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14" calcext:value-type="float">
            <text:p>14</text:p>
          </table:table-cell>
          <table:table-cell office:value-type="float" office:value="0.05035971" calcext:value-type="float">
            <text:p>0.05035971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4" calcext:value-type="float">
            <text:p>4</text:p>
          </table:table-cell>
          <table:table-cell office:value-type="float" office:value="0.01438849" calcext:value-type="float">
            <text:p>0.01438849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8" calcext:value-type="float">
            <text:p>8</text:p>
          </table:table-cell>
          <table:table-cell office:value-type="float" office:value="0.02877698" calcext:value-type="float">
            <text:p>0.02877698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24" calcext:value-type="float">
            <text:p>24</text:p>
          </table:table-cell>
          <table:table-cell office:value-type="float" office:value="0.086330935" calcext:value-type="float">
            <text:p>0.086330935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32" calcext:value-type="float">
            <text:p>32</text:p>
          </table:table-cell>
          <table:table-cell office:value-type="float" office:value="0.11510792" calcext:value-type="float">
            <text:p>0.11510792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40" calcext:value-type="float">
            <text:p>40</text:p>
          </table:table-cell>
          <table:table-cell office:value-type="float" office:value="0.1438849" calcext:value-type="float">
            <text:p>0.1438849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16" calcext:value-type="float">
            <text:p>16</text:p>
          </table:table-cell>
          <table:table-cell office:value-type="float" office:value="0.05755396" calcext:value-type="float">
            <text:p>0.05755396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28" calcext:value-type="float">
            <text:p>28</text:p>
          </table:table-cell>
          <table:table-cell office:value-type="float" office:value="0.10071942" calcext:value-type="float">
            <text:p>0.10071942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24" calcext:value-type="float">
            <text:p>24</text:p>
          </table:table-cell>
          <table:table-cell office:value-type="float" office:value="0.086330935" calcext:value-type="float">
            <text:p>0.086330935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16" calcext:value-type="float">
            <text:p>16</text:p>
          </table:table-cell>
          <table:table-cell office:value-type="float" office:value="0.05755396" calcext:value-type="float">
            <text:p>0.05755396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4" calcext:value-type="float">
            <text:p>4</text:p>
          </table:table-cell>
          <table:table-cell office:value-type="float" office:value="0.01438849" calcext:value-type="float">
            <text:p>0.01438849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20" calcext:value-type="float">
            <text:p>20</text:p>
          </table:table-cell>
          <table:table-cell office:value-type="float" office:value="0.07194245" calcext:value-type="float">
            <text:p>0.07194245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8" calcext:value-type="float">
            <text:p>8</text:p>
          </table:table-cell>
          <table:table-cell office:value-type="float" office:value="0.02877698" calcext:value-type="float">
            <text:p>0.02877698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16" calcext:value-type="float">
            <text:p>16</text:p>
          </table:table-cell>
          <table:table-cell office:value-type="float" office:value="0.05755396" calcext:value-type="float">
            <text:p>0.05755396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4" calcext:value-type="float">
            <text:p>4</text:p>
          </table:table-cell>
          <table:table-cell office:value-type="float" office:value="0.01438849" calcext:value-type="float">
            <text:p>0.01438849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4" calcext:value-type="float">
            <text:p>4</text:p>
          </table:table-cell>
          <table:table-cell office:value-type="float" office:value="0.01438849" calcext:value-type="float">
            <text:p>0.01438849</text:p>
          </table:table-cell>
        </table:table-row>
      </table:table>
      <table:table table:name="c3" table:style-name="ta1">
        <table:table-column table:style-name="co7" table:number-columns-repeated="3" table:default-cell-style-name="Default"/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4" calcext:value-type="float">
            <text:p>4</text:p>
          </table:table-cell>
          <table:table-cell office:value-type="float" office:value="0.007434944" calcext:value-type="float">
            <text:p>0.007434944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8" calcext:value-type="float">
            <text:p>8</text:p>
          </table:table-cell>
          <table:table-cell office:value-type="float" office:value="0.014869888" calcext:value-type="float">
            <text:p>0.014869888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28" calcext:value-type="float">
            <text:p>28</text:p>
          </table:table-cell>
          <table:table-cell office:value-type="float" office:value="0.05204461" calcext:value-type="float">
            <text:p>0.05204461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24" calcext:value-type="float">
            <text:p>24</text:p>
          </table:table-cell>
          <table:table-cell office:value-type="float" office:value="0.044609666" calcext:value-type="float">
            <text:p>0.044609666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24" calcext:value-type="float">
            <text:p>24</text:p>
          </table:table-cell>
          <table:table-cell office:value-type="float" office:value="0.044609666" calcext:value-type="float">
            <text:p>0.044609666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40" calcext:value-type="float">
            <text:p>40</text:p>
          </table:table-cell>
          <table:table-cell office:value-type="float" office:value="0.07434944" calcext:value-type="float">
            <text:p>0.07434944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36" calcext:value-type="float">
            <text:p>36</text:p>
          </table:table-cell>
          <table:table-cell office:value-type="float" office:value="0.0669145" calcext:value-type="float">
            <text:p>0.0669145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20" calcext:value-type="float">
            <text:p>20</text:p>
          </table:table-cell>
          <table:table-cell office:value-type="float" office:value="0.03717472" calcext:value-type="float">
            <text:p>0.03717472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28" calcext:value-type="float">
            <text:p>28</text:p>
          </table:table-cell>
          <table:table-cell office:value-type="float" office:value="0.05204461" calcext:value-type="float">
            <text:p>0.05204461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38" calcext:value-type="float">
            <text:p>38</text:p>
          </table:table-cell>
          <table:table-cell office:value-type="float" office:value="0.07063197" calcext:value-type="float">
            <text:p>0.07063197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68" calcext:value-type="float">
            <text:p>68</text:p>
          </table:table-cell>
          <table:table-cell office:value-type="float" office:value="0.12639405" calcext:value-type="float">
            <text:p>0.12639405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8" calcext:value-type="float">
            <text:p>8</text:p>
          </table:table-cell>
          <table:table-cell office:value-type="float" office:value="0.014869888" calcext:value-type="float">
            <text:p>0.014869888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40" calcext:value-type="float">
            <text:p>40</text:p>
          </table:table-cell>
          <table:table-cell office:value-type="float" office:value="0.07434944" calcext:value-type="float">
            <text:p>0.07434944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28" calcext:value-type="float">
            <text:p>28</text:p>
          </table:table-cell>
          <table:table-cell office:value-type="float" office:value="0.05204461" calcext:value-type="float">
            <text:p>0.05204461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44" calcext:value-type="float">
            <text:p>44</text:p>
          </table:table-cell>
          <table:table-cell office:value-type="float" office:value="0.08178439" calcext:value-type="float">
            <text:p>0.08178439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20" calcext:value-type="float">
            <text:p>20</text:p>
          </table:table-cell>
          <table:table-cell office:value-type="float" office:value="0.03717472" calcext:value-type="float">
            <text:p>0.03717472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13" calcext:value-type="float">
            <text:p>13</text:p>
          </table:table-cell>
          <table:table-cell office:value-type="float" office:value="0.024163568" calcext:value-type="float">
            <text:p>0.024163568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8" calcext:value-type="float">
            <text:p>8</text:p>
          </table:table-cell>
          <table:table-cell office:value-type="float" office:value="0.014869888" calcext:value-type="float">
            <text:p>0.014869888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15" calcext:value-type="float">
            <text:p>15</text:p>
          </table:table-cell>
          <table:table-cell office:value-type="float" office:value="0.027881041" calcext:value-type="float">
            <text:p>0.027881041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28" calcext:value-type="float">
            <text:p>28</text:p>
          </table:table-cell>
          <table:table-cell office:value-type="float" office:value="0.05204461" calcext:value-type="float">
            <text:p>0.05204461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8" calcext:value-type="float">
            <text:p>8</text:p>
          </table:table-cell>
          <table:table-cell office:value-type="float" office:value="0.014869888" calcext:value-type="float">
            <text:p>0.014869888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4" calcext:value-type="float">
            <text:p>4</text:p>
          </table:table-cell>
          <table:table-cell office:value-type="float" office:value="0.007434944" calcext:value-type="float">
            <text:p>0.007434944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4" calcext:value-type="float">
            <text:p>4</text:p>
          </table:table-cell>
          <table:table-cell office:value-type="float" office:value="0.007434944" calcext:value-type="float">
            <text:p>0.007434944</text:p>
          </table:table-cell>
        </table:table-row>
      </table:table>
      <table:table table:name="c4" table:style-name="ta1">
        <table:table-column table:style-name="co7" table:number-columns-repeated="3" table:default-cell-style-name="Default"/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4" calcext:value-type="float">
            <text:p>4</text:p>
          </table:table-cell>
          <table:table-cell office:value-type="float" office:value="0.014440433" calcext:value-type="float">
            <text:p>0.014440433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4" calcext:value-type="float">
            <text:p>4</text:p>
          </table:table-cell>
          <table:table-cell office:value-type="float" office:value="0.014440433" calcext:value-type="float">
            <text:p>0.014440433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8" calcext:value-type="float">
            <text:p>8</text:p>
          </table:table-cell>
          <table:table-cell office:value-type="float" office:value="0.028880866" calcext:value-type="float">
            <text:p>0.028880866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7" calcext:value-type="float">
            <text:p>7</text:p>
          </table:table-cell>
          <table:table-cell office:value-type="float" office:value="0.025270758" calcext:value-type="float">
            <text:p>0.025270758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4" calcext:value-type="float">
            <text:p>4</text:p>
          </table:table-cell>
          <table:table-cell office:value-type="float" office:value="0.014440433" calcext:value-type="float">
            <text:p>0.014440433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4" calcext:value-type="float">
            <text:p>4</text:p>
          </table:table-cell>
          <table:table-cell office:value-type="float" office:value="0.014440433" calcext:value-type="float">
            <text:p>0.014440433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40" calcext:value-type="float">
            <text:p>40</text:p>
          </table:table-cell>
          <table:table-cell office:value-type="float" office:value="0.14440434" calcext:value-type="float">
            <text:p>0.14440434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office:value-type="float" office:value="0.054151624" calcext:value-type="float">
            <text:p>0.054151624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12" calcext:value-type="float">
            <text:p>12</text:p>
          </table:table-cell>
          <table:table-cell office:value-type="float" office:value="0.0433213" calcext:value-type="float">
            <text:p>0.0433213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19" calcext:value-type="float">
            <text:p>19</text:p>
          </table:table-cell>
          <table:table-cell office:value-type="float" office:value="0.06859206" calcext:value-type="float">
            <text:p>0.06859206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11" calcext:value-type="float">
            <text:p>11</text:p>
          </table:table-cell>
          <table:table-cell office:value-type="float" office:value="0.039711192" calcext:value-type="float">
            <text:p>0.039711192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27" calcext:value-type="float">
            <text:p>27</text:p>
          </table:table-cell>
          <table:table-cell office:value-type="float" office:value="0.09747292" calcext:value-type="float">
            <text:p>0.09747292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15" calcext:value-type="float">
            <text:p>15</text:p>
          </table:table-cell>
          <table:table-cell office:value-type="float" office:value="0.054151624" calcext:value-type="float">
            <text:p>0.054151624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12" calcext:value-type="float">
            <text:p>12</text:p>
          </table:table-cell>
          <table:table-cell office:value-type="float" office:value="0.0433213" calcext:value-type="float">
            <text:p>0.0433213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41" calcext:value-type="float">
            <text:p>41</text:p>
          </table:table-cell>
          <table:table-cell office:value-type="float" office:value="0.14801444" calcext:value-type="float">
            <text:p>0.14801444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4" calcext:value-type="float">
            <text:p>4</text:p>
          </table:table-cell>
          <table:table-cell office:value-type="float" office:value="0.014440433" calcext:value-type="float">
            <text:p>0.014440433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8" calcext:value-type="float">
            <text:p>8</text:p>
          </table:table-cell>
          <table:table-cell office:value-type="float" office:value="0.028880866" calcext:value-type="float">
            <text:p>0.028880866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20" calcext:value-type="float">
            <text:p>20</text:p>
          </table:table-cell>
          <table:table-cell office:value-type="float" office:value="0.07220217" calcext:value-type="float">
            <text:p>0.07220217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8" calcext:value-type="float">
            <text:p>8</text:p>
          </table:table-cell>
          <table:table-cell office:value-type="float" office:value="0.028880866" calcext:value-type="float">
            <text:p>0.028880866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4" calcext:value-type="float">
            <text:p>4</text:p>
          </table:table-cell>
          <table:table-cell office:value-type="float" office:value="0.014440433" calcext:value-type="float">
            <text:p>0.014440433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4" calcext:value-type="float">
            <text:p>4</text:p>
          </table:table-cell>
          <table:table-cell office:value-type="float" office:value="0.014440433" calcext:value-type="float">
            <text:p>0.014440433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4" calcext:value-type="float">
            <text:p>4</text:p>
          </table:table-cell>
          <table:table-cell office:value-type="float" office:value="0.014440433" calcext:value-type="float">
            <text:p>0.014440433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2" calcext:value-type="float">
            <text:p>2</text:p>
          </table:table-cell>
          <table:table-cell office:value-type="float" office:value="0.0072202166" calcext:value-type="float">
            <text:p>0.0072202166</text:p>
          </table:table-cell>
        </table:table-row>
      </table:table>
      <table:table table:name="c5" table:style-name="ta1">
        <table:table-column table:style-name="co7" table:number-columns-repeated="3" table:default-cell-style-name="Default"/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3" calcext:value-type="float">
            <text:p>3</text:p>
          </table:table-cell>
          <table:table-cell office:value-type="float" office:value="0.010676157" calcext:value-type="float">
            <text:p>0.010676157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11" calcext:value-type="float">
            <text:p>11</text:p>
          </table:table-cell>
          <table:table-cell office:value-type="float" office:value="0.03914591" calcext:value-type="float">
            <text:p>0.03914591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6" calcext:value-type="float">
            <text:p>6</text:p>
          </table:table-cell>
          <table:table-cell office:value-type="float" office:value="0.021352313" calcext:value-type="float">
            <text:p>0.021352313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8" calcext:value-type="float">
            <text:p>8</text:p>
          </table:table-cell>
          <table:table-cell office:value-type="float" office:value="0.02846975" calcext:value-type="float">
            <text:p>0.02846975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11" calcext:value-type="float">
            <text:p>11</text:p>
          </table:table-cell>
          <table:table-cell office:value-type="float" office:value="0.03914591" calcext:value-type="float">
            <text:p>0.03914591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7" calcext:value-type="float">
            <text:p>7</text:p>
          </table:table-cell>
          <table:table-cell office:value-type="float" office:value="0.024911031" calcext:value-type="float">
            <text:p>0.024911031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27" calcext:value-type="float">
            <text:p>27</text:p>
          </table:table-cell>
          <table:table-cell office:value-type="float" office:value="0.09608541" calcext:value-type="float">
            <text:p>0.09608541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8" calcext:value-type="float">
            <text:p>8</text:p>
          </table:table-cell>
          <table:table-cell office:value-type="float" office:value="0.02846975" calcext:value-type="float">
            <text:p>0.02846975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20" calcext:value-type="float">
            <text:p>20</text:p>
          </table:table-cell>
          <table:table-cell office:value-type="float" office:value="0.071174376" calcext:value-type="float">
            <text:p>0.071174376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8" calcext:value-type="float">
            <text:p>8</text:p>
          </table:table-cell>
          <table:table-cell office:value-type="float" office:value="0.02846975" calcext:value-type="float">
            <text:p>0.02846975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16" calcext:value-type="float">
            <text:p>16</text:p>
          </table:table-cell>
          <table:table-cell office:value-type="float" office:value="0.0569395" calcext:value-type="float">
            <text:p>0.0569395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16" calcext:value-type="float">
            <text:p>16</text:p>
          </table:table-cell>
          <table:table-cell office:value-type="float" office:value="0.0569395" calcext:value-type="float">
            <text:p>0.0569395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16" calcext:value-type="float">
            <text:p>16</text:p>
          </table:table-cell>
          <table:table-cell office:value-type="float" office:value="0.0569395" calcext:value-type="float">
            <text:p>0.0569395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16" calcext:value-type="float">
            <text:p>16</text:p>
          </table:table-cell>
          <table:table-cell office:value-type="float" office:value="0.0569395" calcext:value-type="float">
            <text:p>0.0569395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20" calcext:value-type="float">
            <text:p>20</text:p>
          </table:table-cell>
          <table:table-cell office:value-type="float" office:value="0.071174376" calcext:value-type="float">
            <text:p>0.071174376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8" calcext:value-type="float">
            <text:p>8</text:p>
          </table:table-cell>
          <table:table-cell office:value-type="float" office:value="0.02846975" calcext:value-type="float">
            <text:p>0.02846975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12" calcext:value-type="float">
            <text:p>12</text:p>
          </table:table-cell>
          <table:table-cell office:value-type="float" office:value="0.042704627" calcext:value-type="float">
            <text:p>0.042704627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8" calcext:value-type="float">
            <text:p>8</text:p>
          </table:table-cell>
          <table:table-cell office:value-type="float" office:value="0.02846975" calcext:value-type="float">
            <text:p>0.02846975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8" calcext:value-type="float">
            <text:p>8</text:p>
          </table:table-cell>
          <table:table-cell office:value-type="float" office:value="0.02846975" calcext:value-type="float">
            <text:p>0.02846975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12" calcext:value-type="float">
            <text:p>12</text:p>
          </table:table-cell>
          <table:table-cell office:value-type="float" office:value="0.042704627" calcext:value-type="float">
            <text:p>0.042704627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</table:table>
      <table:table table:name="c6" table:style-name="ta1">
        <table:table-column table:style-name="co7" table:number-columns-repeated="3" table:default-cell-style-name="Default"/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12" calcext:value-type="float">
            <text:p>12</text:p>
          </table:table-cell>
          <table:table-cell office:value-type="float" office:value="0.042704627" calcext:value-type="float">
            <text:p>0.042704627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12" calcext:value-type="float">
            <text:p>12</text:p>
          </table:table-cell>
          <table:table-cell office:value-type="float" office:value="0.042704627" calcext:value-type="float">
            <text:p>0.042704627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12" calcext:value-type="float">
            <text:p>12</text:p>
          </table:table-cell>
          <table:table-cell office:value-type="float" office:value="0.042704627" calcext:value-type="float">
            <text:p>0.042704627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8" calcext:value-type="float">
            <text:p>8</text:p>
          </table:table-cell>
          <table:table-cell office:value-type="float" office:value="0.02846975" calcext:value-type="float">
            <text:p>0.02846975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16" calcext:value-type="float">
            <text:p>16</text:p>
          </table:table-cell>
          <table:table-cell office:value-type="float" office:value="0.0569395" calcext:value-type="float">
            <text:p>0.0569395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2" calcext:value-type="float">
            <text:p>2</text:p>
          </table:table-cell>
          <table:table-cell office:value-type="float" office:value="0.0071174377" calcext:value-type="float">
            <text:p>0.0071174377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12" calcext:value-type="float">
            <text:p>12</text:p>
          </table:table-cell>
          <table:table-cell office:value-type="float" office:value="0.042704627" calcext:value-type="float">
            <text:p>0.042704627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8" calcext:value-type="float">
            <text:p>8</text:p>
          </table:table-cell>
          <table:table-cell office:value-type="float" office:value="0.02846975" calcext:value-type="float">
            <text:p>0.02846975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36" calcext:value-type="float">
            <text:p>36</text:p>
          </table:table-cell>
          <table:table-cell office:value-type="float" office:value="0.12811388" calcext:value-type="float">
            <text:p>0.12811388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8" calcext:value-type="float">
            <text:p>8</text:p>
          </table:table-cell>
          <table:table-cell office:value-type="float" office:value="0.02846975" calcext:value-type="float">
            <text:p>0.02846975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28" calcext:value-type="float">
            <text:p>28</text:p>
          </table:table-cell>
          <table:table-cell office:value-type="float" office:value="0.099644125" calcext:value-type="float">
            <text:p>0.099644125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16" calcext:value-type="float">
            <text:p>16</text:p>
          </table:table-cell>
          <table:table-cell office:value-type="float" office:value="0.0569395" calcext:value-type="float">
            <text:p>0.0569395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20" calcext:value-type="float">
            <text:p>20</text:p>
          </table:table-cell>
          <table:table-cell office:value-type="float" office:value="0.071174376" calcext:value-type="float">
            <text:p>0.071174376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23" calcext:value-type="float">
            <text:p>23</text:p>
          </table:table-cell>
          <table:table-cell office:value-type="float" office:value="0.081850536" calcext:value-type="float">
            <text:p>0.081850536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16" calcext:value-type="float">
            <text:p>16</text:p>
          </table:table-cell>
          <table:table-cell office:value-type="float" office:value="0.0569395" calcext:value-type="float">
            <text:p>0.0569395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16" calcext:value-type="float">
            <text:p>16</text:p>
          </table:table-cell>
          <table:table-cell office:value-type="float" office:value="0.0569395" calcext:value-type="float">
            <text:p>0.0569395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8" calcext:value-type="float">
            <text:p>8</text:p>
          </table:table-cell>
          <table:table-cell office:value-type="float" office:value="0.02846975" calcext:value-type="float">
            <text:p>0.02846975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8" calcext:value-type="float">
            <text:p>8</text:p>
          </table:table-cell>
          <table:table-cell office:value-type="float" office:value="0.02846975" calcext:value-type="float">
            <text:p>0.02846975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</table:table>
      <table:table table:name="c7" table:style-name="ta1">
        <table:table-column table:style-name="co7" table:number-columns-repeated="3" table:default-cell-style-name="Default"/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12" calcext:value-type="float">
            <text:p>12</text:p>
          </table:table-cell>
          <table:table-cell office:value-type="float" office:value="0.042704627" calcext:value-type="float">
            <text:p>0.042704627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32" calcext:value-type="float">
            <text:p>32</text:p>
          </table:table-cell>
          <table:table-cell office:value-type="float" office:value="0.113879" calcext:value-type="float">
            <text:p>0.113879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12" calcext:value-type="float">
            <text:p>12</text:p>
          </table:table-cell>
          <table:table-cell office:value-type="float" office:value="0.042704627" calcext:value-type="float">
            <text:p>0.042704627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24" calcext:value-type="float">
            <text:p>24</text:p>
          </table:table-cell>
          <table:table-cell office:value-type="float" office:value="0.085409254" calcext:value-type="float">
            <text:p>0.085409254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28" calcext:value-type="float">
            <text:p>28</text:p>
          </table:table-cell>
          <table:table-cell office:value-type="float" office:value="0.099644125" calcext:value-type="float">
            <text:p>0.099644125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32" calcext:value-type="float">
            <text:p>32</text:p>
          </table:table-cell>
          <table:table-cell office:value-type="float" office:value="0.113879" calcext:value-type="float">
            <text:p>0.113879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8" calcext:value-type="float">
            <text:p>8</text:p>
          </table:table-cell>
          <table:table-cell office:value-type="float" office:value="0.02846975" calcext:value-type="float">
            <text:p>0.02846975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20" calcext:value-type="float">
            <text:p>20</text:p>
          </table:table-cell>
          <table:table-cell office:value-type="float" office:value="0.071174376" calcext:value-type="float">
            <text:p>0.071174376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8" calcext:value-type="float">
            <text:p>8</text:p>
          </table:table-cell>
          <table:table-cell office:value-type="float" office:value="0.02846975" calcext:value-type="float">
            <text:p>0.02846975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21" calcext:value-type="float">
            <text:p>21</text:p>
          </table:table-cell>
          <table:table-cell office:value-type="float" office:value="0.07473309" calcext:value-type="float">
            <text:p>0.07473309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24" calcext:value-type="float">
            <text:p>24</text:p>
          </table:table-cell>
          <table:table-cell office:value-type="float" office:value="0.085409254" calcext:value-type="float">
            <text:p>0.085409254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12" calcext:value-type="float">
            <text:p>12</text:p>
          </table:table-cell>
          <table:table-cell office:value-type="float" office:value="0.042704627" calcext:value-type="float">
            <text:p>0.042704627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20" calcext:value-type="float">
            <text:p>20</text:p>
          </table:table-cell>
          <table:table-cell office:value-type="float" office:value="0.071174376" calcext:value-type="float">
            <text:p>0.071174376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</table:table>
      <table:table table:name="c8" table:style-name="ta1">
        <table:table-column table:style-name="co7" table:number-columns-repeated="3" table:default-cell-style-name="Default"/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4" calcext:value-type="float">
            <text:p>4</text:p>
          </table:table-cell>
          <table:table-cell office:value-type="float" office:value="0.014492754" calcext:value-type="float">
            <text:p>0.014492754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4" calcext:value-type="float">
            <text:p>4</text:p>
          </table:table-cell>
          <table:table-cell office:value-type="float" office:value="0.014492754" calcext:value-type="float">
            <text:p>0.014492754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4" calcext:value-type="float">
            <text:p>4</text:p>
          </table:table-cell>
          <table:table-cell office:value-type="float" office:value="0.014492754" calcext:value-type="float">
            <text:p>0.014492754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12" calcext:value-type="float">
            <text:p>12</text:p>
          </table:table-cell>
          <table:table-cell office:value-type="float" office:value="0.04347826" calcext:value-type="float">
            <text:p>0.04347826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12" calcext:value-type="float">
            <text:p>12</text:p>
          </table:table-cell>
          <table:table-cell office:value-type="float" office:value="0.04347826" calcext:value-type="float">
            <text:p>0.04347826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8" calcext:value-type="float">
            <text:p>8</text:p>
          </table:table-cell>
          <table:table-cell office:value-type="float" office:value="0.028985508" calcext:value-type="float">
            <text:p>0.028985508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8" calcext:value-type="float">
            <text:p>8</text:p>
          </table:table-cell>
          <table:table-cell office:value-type="float" office:value="0.028985508" calcext:value-type="float">
            <text:p>0.028985508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12" calcext:value-type="float">
            <text:p>12</text:p>
          </table:table-cell>
          <table:table-cell office:value-type="float" office:value="0.04347826" calcext:value-type="float">
            <text:p>0.04347826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4" calcext:value-type="float">
            <text:p>4</text:p>
          </table:table-cell>
          <table:table-cell office:value-type="float" office:value="0.014492754" calcext:value-type="float">
            <text:p>0.014492754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24" calcext:value-type="float">
            <text:p>24</text:p>
          </table:table-cell>
          <table:table-cell office:value-type="float" office:value="0.08695652" calcext:value-type="float">
            <text:p>0.08695652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20" calcext:value-type="float">
            <text:p>20</text:p>
          </table:table-cell>
          <table:table-cell office:value-type="float" office:value="0.072463766" calcext:value-type="float">
            <text:p>0.072463766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8" calcext:value-type="float">
            <text:p>8</text:p>
          </table:table-cell>
          <table:table-cell office:value-type="float" office:value="0.028985508" calcext:value-type="float">
            <text:p>0.028985508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12" calcext:value-type="float">
            <text:p>12</text:p>
          </table:table-cell>
          <table:table-cell office:value-type="float" office:value="0.04347826" calcext:value-type="float">
            <text:p>0.04347826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32" calcext:value-type="float">
            <text:p>32</text:p>
          </table:table-cell>
          <table:table-cell office:value-type="float" office:value="0.11594203" calcext:value-type="float">
            <text:p>0.11594203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28" calcext:value-type="float">
            <text:p>28</text:p>
          </table:table-cell>
          <table:table-cell office:value-type="float" office:value="0.10144927" calcext:value-type="float">
            <text:p>0.10144927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20" calcext:value-type="float">
            <text:p>20</text:p>
          </table:table-cell>
          <table:table-cell office:value-type="float" office:value="0.072463766" calcext:value-type="float">
            <text:p>0.072463766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20" calcext:value-type="float">
            <text:p>20</text:p>
          </table:table-cell>
          <table:table-cell office:value-type="float" office:value="0.072463766" calcext:value-type="float">
            <text:p>0.072463766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4" calcext:value-type="float">
            <text:p>4</text:p>
          </table:table-cell>
          <table:table-cell office:value-type="float" office:value="0.014492754" calcext:value-type="float">
            <text:p>0.014492754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20" calcext:value-type="float">
            <text:p>20</text:p>
          </table:table-cell>
          <table:table-cell office:value-type="float" office:value="0.072463766" calcext:value-type="float">
            <text:p>0.072463766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4" calcext:value-type="float">
            <text:p>4</text:p>
          </table:table-cell>
          <table:table-cell office:value-type="float" office:value="0.014492754" calcext:value-type="float">
            <text:p>0.014492754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8" calcext:value-type="float">
            <text:p>8</text:p>
          </table:table-cell>
          <table:table-cell office:value-type="float" office:value="0.028985508" calcext:value-type="float">
            <text:p>0.028985508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4" calcext:value-type="float">
            <text:p>4</text:p>
          </table:table-cell>
          <table:table-cell office:value-type="float" office:value="0.014492754" calcext:value-type="float">
            <text:p>0.014492754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4" calcext:value-type="float">
            <text:p>4</text:p>
          </table:table-cell>
          <table:table-cell office:value-type="float" office:value="0.014492754" calcext:value-type="float">
            <text:p>0.014492754</text:p>
          </table:table-cell>
        </table:table-row>
      </table:table>
      <table:table table:name="c9" table:style-name="ta1">
        <table:table-column table:style-name="co7" table:number-columns-repeated="3" table:default-cell-style-name="Default"/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4" calcext:value-type="float">
            <text:p>4</text:p>
          </table:table-cell>
          <table:table-cell office:value-type="float" office:value="0.014652015" calcext:value-type="float">
            <text:p>0.014652015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12" calcext:value-type="float">
            <text:p>12</text:p>
          </table:table-cell>
          <table:table-cell office:value-type="float" office:value="0.043956045" calcext:value-type="float">
            <text:p>0.043956045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12" calcext:value-type="float">
            <text:p>12</text:p>
          </table:table-cell>
          <table:table-cell office:value-type="float" office:value="0.043956045" calcext:value-type="float">
            <text:p>0.043956045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32" calcext:value-type="float">
            <text:p>32</text:p>
          </table:table-cell>
          <table:table-cell office:value-type="float" office:value="0.11721612" calcext:value-type="float">
            <text:p>0.11721612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20" calcext:value-type="float">
            <text:p>20</text:p>
          </table:table-cell>
          <table:table-cell office:value-type="float" office:value="0.07326008" calcext:value-type="float">
            <text:p>0.07326008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28" calcext:value-type="float">
            <text:p>28</text:p>
          </table:table-cell>
          <table:table-cell office:value-type="float" office:value="0.102564104" calcext:value-type="float">
            <text:p>0.102564104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44" calcext:value-type="float">
            <text:p>44</text:p>
          </table:table-cell>
          <table:table-cell office:value-type="float" office:value="0.16117217" calcext:value-type="float">
            <text:p>0.16117217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28" calcext:value-type="float">
            <text:p>28</text:p>
          </table:table-cell>
          <table:table-cell office:value-type="float" office:value="0.102564104" calcext:value-type="float">
            <text:p>0.102564104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20" calcext:value-type="float">
            <text:p>20</text:p>
          </table:table-cell>
          <table:table-cell office:value-type="float" office:value="0.07326008" calcext:value-type="float">
            <text:p>0.07326008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12" calcext:value-type="float">
            <text:p>12</text:p>
          </table:table-cell>
          <table:table-cell office:value-type="float" office:value="0.043956045" calcext:value-type="float">
            <text:p>0.043956045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16" calcext:value-type="float">
            <text:p>16</text:p>
          </table:table-cell>
          <table:table-cell office:value-type="float" office:value="0.05860806" calcext:value-type="float">
            <text:p>0.05860806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24" calcext:value-type="float">
            <text:p>24</text:p>
          </table:table-cell>
          <table:table-cell office:value-type="float" office:value="0.08791209" calcext:value-type="float">
            <text:p>0.08791209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8" calcext:value-type="float">
            <text:p>8</text:p>
          </table:table-cell>
          <table:table-cell office:value-type="float" office:value="0.02930403" calcext:value-type="float">
            <text:p>0.02930403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8" calcext:value-type="float">
            <text:p>8</text:p>
          </table:table-cell>
          <table:table-cell office:value-type="float" office:value="0.02930403" calcext:value-type="float">
            <text:p>0.02930403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5" calcext:value-type="float">
            <text:p>5</text:p>
          </table:table-cell>
          <table:table-cell office:value-type="float" office:value="0.01831502" calcext:value-type="float">
            <text:p>0.01831502</text:p>
          </table:table-cell>
        </table:table-row>
      </table:table>
      <table:table table:name="c10" table:style-name="ta1">
        <table:table-column table:style-name="co7" table:number-columns-repeated="3" table:default-cell-style-name="Default"/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4" calcext:value-type="float">
            <text:p>4</text:p>
          </table:table-cell>
          <table:table-cell office:value-type="float" office:value="0.014652015" calcext:value-type="float">
            <text:p>0.014652015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8" calcext:value-type="float">
            <text:p>8</text:p>
          </table:table-cell>
          <table:table-cell office:value-type="float" office:value="0.02930403" calcext:value-type="float">
            <text:p>0.02930403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25" calcext:value-type="float">
            <text:p>25</text:p>
          </table:table-cell>
          <table:table-cell office:value-type="float" office:value="0.09157509" calcext:value-type="float">
            <text:p>0.09157509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20" calcext:value-type="float">
            <text:p>20</text:p>
          </table:table-cell>
          <table:table-cell office:value-type="float" office:value="0.07326008" calcext:value-type="float">
            <text:p>0.07326008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16" calcext:value-type="float">
            <text:p>16</text:p>
          </table:table-cell>
          <table:table-cell office:value-type="float" office:value="0.05860806" calcext:value-type="float">
            <text:p>0.05860806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16" calcext:value-type="float">
            <text:p>16</text:p>
          </table:table-cell>
          <table:table-cell office:value-type="float" office:value="0.05860806" calcext:value-type="float">
            <text:p>0.05860806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24" calcext:value-type="float">
            <text:p>24</text:p>
          </table:table-cell>
          <table:table-cell office:value-type="float" office:value="0.08791209" calcext:value-type="float">
            <text:p>0.08791209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24" calcext:value-type="float">
            <text:p>24</text:p>
          </table:table-cell>
          <table:table-cell office:value-type="float" office:value="0.08791209" calcext:value-type="float">
            <text:p>0.08791209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44" calcext:value-type="float">
            <text:p>44</text:p>
          </table:table-cell>
          <table:table-cell office:value-type="float" office:value="0.16117217" calcext:value-type="float">
            <text:p>0.16117217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20" calcext:value-type="float">
            <text:p>20</text:p>
          </table:table-cell>
          <table:table-cell office:value-type="float" office:value="0.07326008" calcext:value-type="float">
            <text:p>0.07326008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8" calcext:value-type="float">
            <text:p>8</text:p>
          </table:table-cell>
          <table:table-cell office:value-type="float" office:value="0.02930403" calcext:value-type="float">
            <text:p>0.02930403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12" calcext:value-type="float">
            <text:p>12</text:p>
          </table:table-cell>
          <table:table-cell office:value-type="float" office:value="0.043956045" calcext:value-type="float">
            <text:p>0.043956045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16" calcext:value-type="float">
            <text:p>16</text:p>
          </table:table-cell>
          <table:table-cell office:value-type="float" office:value="0.05860806" calcext:value-type="float">
            <text:p>0.05860806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28" calcext:value-type="float">
            <text:p>28</text:p>
          </table:table-cell>
          <table:table-cell office:value-type="float" office:value="0.102564104" calcext:value-type="float">
            <text:p>0.102564104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4" calcext:value-type="float">
            <text:p>4</text:p>
          </table:table-cell>
          <table:table-cell office:value-type="float" office:value="0.014652015" calcext:value-type="float">
            <text:p>0.014652015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4" calcext:value-type="float">
            <text:p>4</text:p>
          </table:table-cell>
          <table:table-cell office:value-type="float" office:value="0.014652015" calcext:value-type="float">
            <text:p>0.014652015</text:p>
          </table:table-cell>
        </table:table-row>
      </table:table>
      <table:table table:name="c12" table:style-name="ta1">
        <table:table-column table:style-name="co7" table:number-columns-repeated="3" table:default-cell-style-name="Default"/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</table:table>
      <table:table table:name="c13" table:style-name="ta1">
        <table:table-column table:style-name="co7" table:number-columns-repeated="3" table:default-cell-style-name="Default"/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16" calcext:value-type="float">
            <text:p>16</text:p>
          </table:table-cell>
          <table:table-cell office:value-type="float" office:value="0.1904762" calcext:value-type="float">
            <text:p>0.1904762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12" calcext:value-type="float">
            <text:p>12</text:p>
          </table:table-cell>
          <table:table-cell office:value-type="float" office:value="0.14285715" calcext:value-type="float">
            <text:p>0.14285715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16" calcext:value-type="float">
            <text:p>16</text:p>
          </table:table-cell>
          <table:table-cell office:value-type="float" office:value="0.1904762" calcext:value-type="float">
            <text:p>0.1904762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12" calcext:value-type="float">
            <text:p>12</text:p>
          </table:table-cell>
          <table:table-cell office:value-type="float" office:value="0.14285715" calcext:value-type="float">
            <text:p>0.14285715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16" calcext:value-type="float">
            <text:p>16</text:p>
          </table:table-cell>
          <table:table-cell office:value-type="float" office:value="0.1904762" calcext:value-type="float">
            <text:p>0.1904762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8" calcext:value-type="float">
            <text:p>8</text:p>
          </table:table-cell>
          <table:table-cell office:value-type="float" office:value="0.0952381" calcext:value-type="float">
            <text:p>0.0952381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4" calcext:value-type="float">
            <text:p>4</text:p>
          </table:table-cell>
          <table:table-cell office:value-type="float" office:value="0.04761905" calcext:value-type="float">
            <text:p>0.04761905</text:p>
          </table:table-cell>
        </table:table-row>
      </table:table>
      <table:table table:name="c14" table:style-name="ta1">
        <table:table-column table:style-name="co7" table:number-columns-repeated="3" table:default-cell-style-name="Default"/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24" calcext:value-type="float">
            <text:p>24</text:p>
          </table:table-cell>
          <table:table-cell office:value-type="float" office:value="0.06818182" calcext:value-type="float">
            <text:p>0.06818182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28" calcext:value-type="float">
            <text:p>28</text:p>
          </table:table-cell>
          <table:table-cell office:value-type="float" office:value="0.07954545" calcext:value-type="float">
            <text:p>0.07954545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58" calcext:value-type="float">
            <text:p>58</text:p>
          </table:table-cell>
          <table:table-cell office:value-type="float" office:value="0.16477273" calcext:value-type="float">
            <text:p>0.16477273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48" calcext:value-type="float">
            <text:p>48</text:p>
          </table:table-cell>
          <table:table-cell office:value-type="float" office:value="0.13636364" calcext:value-type="float">
            <text:p>0.13636364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59" calcext:value-type="float">
            <text:p>59</text:p>
          </table:table-cell>
          <table:table-cell office:value-type="float" office:value="0.16761364" calcext:value-type="float">
            <text:p>0.16761364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40" calcext:value-type="float">
            <text:p>40</text:p>
          </table:table-cell>
          <table:table-cell office:value-type="float" office:value="0.11363637" calcext:value-type="float">
            <text:p>0.11363637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36" calcext:value-type="float">
            <text:p>36</text:p>
          </table:table-cell>
          <table:table-cell office:value-type="float" office:value="0.10227273" calcext:value-type="float">
            <text:p>0.10227273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8" calcext:value-type="float">
            <text:p>8</text:p>
          </table:table-cell>
          <table:table-cell office:value-type="float" office:value="0.022727273" calcext:value-type="float">
            <text:p>0.022727273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4" calcext:value-type="float">
            <text:p>4</text:p>
          </table:table-cell>
          <table:table-cell office:value-type="float" office:value="0.011363637" calcext:value-type="float">
            <text:p>0.011363637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4" calcext:value-type="float">
            <text:p>4</text:p>
          </table:table-cell>
          <table:table-cell office:value-type="float" office:value="0.011363637" calcext:value-type="float">
            <text:p>0.011363637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8" calcext:value-type="float">
            <text:p>8</text:p>
          </table:table-cell>
          <table:table-cell office:value-type="float" office:value="0.022727273" calcext:value-type="float">
            <text:p>0.022727273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4" calcext:value-type="float">
            <text:p>4</text:p>
          </table:table-cell>
          <table:table-cell office:value-type="float" office:value="0.011363637" calcext:value-type="float">
            <text:p>0.011363637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4" calcext:value-type="float">
            <text:p>4</text:p>
          </table:table-cell>
          <table:table-cell office:value-type="float" office:value="0.011363637" calcext:value-type="float">
            <text:p>0.011363637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4" calcext:value-type="float">
            <text:p>4</text:p>
          </table:table-cell>
          <table:table-cell office:value-type="float" office:value="0.011363637" calcext:value-type="float">
            <text:p>0.011363637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4" calcext:value-type="float">
            <text:p>4</text:p>
          </table:table-cell>
          <table:table-cell office:value-type="float" office:value="0.011363637" calcext:value-type="float">
            <text:p>0.011363637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4" calcext:value-type="float">
            <text:p>4</text:p>
          </table:table-cell>
          <table:table-cell office:value-type="float" office:value="0.011363637" calcext:value-type="float">
            <text:p>0.011363637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4" calcext:value-type="float">
            <text:p>4</text:p>
          </table:table-cell>
          <table:table-cell office:value-type="float" office:value="0.011363637" calcext:value-type="float">
            <text:p>0.011363637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4" calcext:value-type="float">
            <text:p>4</text:p>
          </table:table-cell>
          <table:table-cell office:value-type="float" office:value="0.011363637" calcext:value-type="float">
            <text:p>0.011363637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3" calcext:value-type="float">
            <text:p>3</text:p>
          </table:table-cell>
          <table:table-cell office:value-type="float" office:value="0.0085227275" calcext:value-type="float">
            <text:p>0.0085227275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4" calcext:value-type="float">
            <text:p>4</text:p>
          </table:table-cell>
          <table:table-cell office:value-type="float" office:value="0.011363637" calcext:value-type="float">
            <text:p>0.011363637</text:p>
          </table:table-cell>
        </table:table-row>
      </table:table>
      <table:table table:name="c15" table:style-name="ta1">
        <table:table-column table:style-name="co7" table:number-columns-repeated="3" table:default-cell-style-name="Default"/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</table:table-row>
      </table:table>
      <table:table table:name="c16" table:style-name="ta1">
        <table:table-column table:style-name="co7" table:number-columns-repeated="3" table:default-cell-style-name="Default"/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8" calcext:value-type="float">
            <text:p>8</text:p>
          </table:table-cell>
          <table:table-cell office:value-type="float" office:value="0.032786883" calcext:value-type="float">
            <text:p>0.032786883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32" calcext:value-type="float">
            <text:p>32</text:p>
          </table:table-cell>
          <table:table-cell office:value-type="float" office:value="0.13114753" calcext:value-type="float">
            <text:p>0.13114753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20" calcext:value-type="float">
            <text:p>20</text:p>
          </table:table-cell>
          <table:table-cell office:value-type="float" office:value="0.08196721" calcext:value-type="float">
            <text:p>0.08196721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8" calcext:value-type="float">
            <text:p>8</text:p>
          </table:table-cell>
          <table:table-cell office:value-type="float" office:value="0.032786883" calcext:value-type="float">
            <text:p>0.032786883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24" calcext:value-type="float">
            <text:p>24</text:p>
          </table:table-cell>
          <table:table-cell office:value-type="float" office:value="0.09836066" calcext:value-type="float">
            <text:p>0.09836066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56" calcext:value-type="float">
            <text:p>56</text:p>
          </table:table-cell>
          <table:table-cell office:value-type="float" office:value="0.22950819" calcext:value-type="float">
            <text:p>0.22950819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24" calcext:value-type="float">
            <text:p>24</text:p>
          </table:table-cell>
          <table:table-cell office:value-type="float" office:value="0.09836066" calcext:value-type="float">
            <text:p>0.09836066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32" calcext:value-type="float">
            <text:p>32</text:p>
          </table:table-cell>
          <table:table-cell office:value-type="float" office:value="0.13114753" calcext:value-type="float">
            <text:p>0.13114753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20" calcext:value-type="float">
            <text:p>20</text:p>
          </table:table-cell>
          <table:table-cell office:value-type="float" office:value="0.08196721" calcext:value-type="float">
            <text:p>0.08196721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12" calcext:value-type="float">
            <text:p>12</text:p>
          </table:table-cell>
          <table:table-cell office:value-type="float" office:value="0.04918033" calcext:value-type="float">
            <text:p>0.04918033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4" calcext:value-type="float">
            <text:p>4</text:p>
          </table:table-cell>
          <table:table-cell office:value-type="float" office:value="0.016393442" calcext:value-type="float">
            <text:p>0.016393442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4" calcext:value-type="float">
            <text:p>4</text:p>
          </table:table-cell>
          <table:table-cell office:value-type="float" office:value="0.016393442" calcext:value-type="float">
            <text:p>0.016393442</text:p>
          </table:table-cell>
        </table:table-row>
      </table:table>
      <table:table table:name="c17" table:style-name="ta1">
        <table:table-column table:style-name="co7" table:number-columns-repeated="3" table:default-cell-style-name="Default"/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12" calcext:value-type="float">
            <text:p>12</text:p>
          </table:table-cell>
          <table:table-cell office:value-type="float" office:value="0.05357143" calcext:value-type="float">
            <text:p>0.05357143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20" calcext:value-type="float">
            <text:p>20</text:p>
          </table:table-cell>
          <table:table-cell office:value-type="float" office:value="0.08928572" calcext:value-type="float">
            <text:p>0.08928572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16" calcext:value-type="float">
            <text:p>16</text:p>
          </table:table-cell>
          <table:table-cell office:value-type="float" office:value="0.071428575" calcext:value-type="float">
            <text:p>0.071428575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60" calcext:value-type="float">
            <text:p>60</text:p>
          </table:table-cell>
          <table:table-cell office:value-type="float" office:value="0.26785713" calcext:value-type="float">
            <text:p>0.26785713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28" calcext:value-type="float">
            <text:p>28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60" calcext:value-type="float">
            <text:p>60</text:p>
          </table:table-cell>
          <table:table-cell office:value-type="float" office:value="0.26785713" calcext:value-type="float">
            <text:p>0.26785713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8" calcext:value-type="float">
            <text:p>8</text:p>
          </table:table-cell>
          <table:table-cell office:value-type="float" office:value="0.035714287" calcext:value-type="float">
            <text:p>0.035714287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4" calcext:value-type="float">
            <text:p>4</text:p>
          </table:table-cell>
          <table:table-cell office:value-type="float" office:value="0.017857144" calcext:value-type="float">
            <text:p>0.017857144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12" calcext:value-type="float">
            <text:p>12</text:p>
          </table:table-cell>
          <table:table-cell office:value-type="float" office:value="0.05357143" calcext:value-type="float">
            <text:p>0.05357143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4" calcext:value-type="float">
            <text:p>4</text:p>
          </table:table-cell>
          <table:table-cell office:value-type="float" office:value="0.017857144" calcext:value-type="float">
            <text:p>0.0178571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1">00/00/0000</text:date>, <text:time style:data-style-name="N2" text:time-value="22:23:16.9543100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01T23:04:47.319660423</dc:date>
    <meta:generator>LibreOffice/4.2.3.3$Linux_X86_64 LibreOffice_project/420m0$Build-3</meta:generator>
    <meta:print-date>2014-05-31T23:43:20.026097153</meta:print-date>
    <meta:editing-duration>PT17H21M</meta:editing-duration>
    <meta:editing-cycles>146</meta:editing-cycles>
    <meta:document-statistic meta:table-count="16" meta:cell-count="136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1.059cm" svg:height="14.025cm" xlink:href=".." xlink:type="simple" chart:class="chart:bar" chart:style-name="ch1">
        <chart:legend chart:legend-position="end" svg:x="29.748cm" svg:y="2.978cm" style:legend-expansion="high" chart:style-name="ch2"/>
        <chart:plot-area chart:style-name="ch3" table:cell-range-address="'total histogram'.A1:'total histogram'.R53" chart:data-source-has-labels="both" svg:x="1.131cm" svg:y="2.698cm" svg:width="27.717cm" svg:height="11.696cm">
          <chartooo:coordinate-region svg:x="1.752cm" svg:y="2.897cm" svg:width="27.096cm" svg:height="10.85cm"/>
          <chart:axis chart:dimension="x" chart:name="primary-x" chart:style-name="ch4" chartooo:axis-type="auto">
            <chartooo:date-scale/>
            <chart:categories table:cell-range-address="'total histogram'.A2:'total histogram'.B5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otal histogram'.C2:'total histogram'.C53" chart:label-cell-address="'total histogram'.C1:'total histogram'.C1" chart:class="chart:bar">
            <chart:data-point chart:repeated="52"/>
          </chart:series>
          <chart:series chart:style-name="ch8" chart:values-cell-range-address="'total histogram'.D2:'total histogram'.D53" chart:label-cell-address="'total histogram'.D1:'total histogram'.D1" chart:class="chart:bar">
            <chart:data-point chart:repeated="52"/>
          </chart:series>
          <chart:series chart:style-name="ch9" chart:values-cell-range-address="'total histogram'.E2:'total histogram'.E53" chart:label-cell-address="'total histogram'.E1:'total histogram'.E1" chart:class="chart:bar">
            <chart:data-point chart:repeated="52"/>
          </chart:series>
          <chart:series chart:style-name="ch10" chart:values-cell-range-address="'total histogram'.F2:'total histogram'.F53" chart:label-cell-address="'total histogram'.F1:'total histogram'.F1" chart:class="chart:bar">
            <chart:data-point chart:repeated="52"/>
          </chart:series>
          <chart:series chart:style-name="ch11" chart:values-cell-range-address="'total histogram'.G2:'total histogram'.G53" chart:label-cell-address="'total histogram'.G1:'total histogram'.G1" chart:class="chart:bar">
            <chart:data-point chart:repeated="52"/>
          </chart:series>
          <chart:series chart:style-name="ch12" chart:values-cell-range-address="'total histogram'.H2:'total histogram'.H53" chart:label-cell-address="'total histogram'.H1:'total histogram'.H1" chart:class="chart:bar">
            <chart:data-point chart:repeated="52"/>
          </chart:series>
          <chart:series chart:style-name="ch13" chart:values-cell-range-address="'total histogram'.I2:'total histogram'.I53" chart:label-cell-address="'total histogram'.I1:'total histogram'.I1" chart:class="chart:bar">
            <chart:data-point chart:repeated="52"/>
          </chart:series>
          <chart:series chart:style-name="ch14" chart:values-cell-range-address="'total histogram'.J2:'total histogram'.J53" chart:label-cell-address="'total histogram'.J1:'total histogram'.J1" chart:class="chart:bar">
            <chart:data-point chart:repeated="52"/>
          </chart:series>
          <chart:series chart:style-name="ch15" chart:values-cell-range-address="'total histogram'.K2:'total histogram'.K53" chart:label-cell-address="'total histogram'.K1:'total histogram'.K1" chart:class="chart:bar">
            <chart:data-point chart:repeated="52"/>
          </chart:series>
          <chart:series chart:style-name="ch16" chart:values-cell-range-address="'total histogram'.L2:'total histogram'.L53" chart:label-cell-address="'total histogram'.L1:'total histogram'.L1" chart:class="chart:bar">
            <chart:data-point chart:repeated="52"/>
          </chart:series>
          <chart:series chart:style-name="ch17" chart:values-cell-range-address="'total histogram'.M2:'total histogram'.M53" chart:label-cell-address="'total histogram'.M1:'total histogram'.M1" chart:class="chart:bar">
            <chart:data-point chart:repeated="52"/>
          </chart:series>
          <chart:series chart:style-name="ch18" chart:values-cell-range-address="'total histogram'.N2:'total histogram'.N53" chart:label-cell-address="'total histogram'.N1:'total histogram'.N1" chart:class="chart:bar">
            <chart:data-point chart:repeated="52"/>
          </chart:series>
          <chart:series chart:style-name="ch7" chart:values-cell-range-address="'total histogram'.O2:'total histogram'.O53" chart:label-cell-address="'total histogram'.O1:'total histogram'.O1" chart:class="chart:bar">
            <chart:data-point chart:repeated="52"/>
          </chart:series>
          <chart:series chart:style-name="ch8" chart:values-cell-range-address="'total histogram'.P2:'total histogram'.P53" chart:label-cell-address="'total histogram'.P1:'total histogram'.P1" chart:class="chart:bar">
            <chart:data-point chart:repeated="52"/>
          </chart:series>
          <chart:series chart:style-name="ch9" chart:values-cell-range-address="'total histogram'.Q2:'total histogram'.Q53" chart:label-cell-address="'total histogram'.Q1:'total histogram'.Q1" chart:class="chart:bar">
            <chart:data-point chart:repeated="52"/>
          </chart:series>
          <chart:series chart:style-name="ch10" chart:values-cell-range-address="'total histogram'.R2:'total histogram'.R53" chart:label-cell-address="'total histogram'.R1:'total histogram'.R1" chart:class="chart:bar">
            <chart:data-point chart:repeated="5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</text:p>
                <draw:g>
                  <svg:desc>'total histogram'.C1:'total histogram'.C1</svg:desc>
                </draw:g>
              </table:table-cell>
              <table:table-cell office:value-type="string">
                <text:p>c3</text:p>
                <draw:g>
                  <svg:desc>'total histogram'.D1:'total histogram'.D1</svg:desc>
                </draw:g>
              </table:table-cell>
              <table:table-cell office:value-type="string">
                <text:p>c4</text:p>
                <draw:g>
                  <svg:desc>'total histogram'.E1:'total histogram'.E1</svg:desc>
                </draw:g>
              </table:table-cell>
              <table:table-cell office:value-type="string">
                <text:p>c5</text:p>
                <draw:g>
                  <svg:desc>'total histogram'.F1:'total histogram'.F1</svg:desc>
                </draw:g>
              </table:table-cell>
              <table:table-cell office:value-type="string">
                <text:p>c6</text:p>
                <draw:g>
                  <svg:desc>'total histogram'.G1:'total histogram'.G1</svg:desc>
                </draw:g>
              </table:table-cell>
              <table:table-cell office:value-type="string">
                <text:p>c7</text:p>
                <draw:g>
                  <svg:desc>'total histogram'.H1:'total histogram'.H1</svg:desc>
                </draw:g>
              </table:table-cell>
              <table:table-cell office:value-type="string">
                <text:p>c8</text:p>
                <draw:g>
                  <svg:desc>'total histogram'.I1:'total histogram'.I1</svg:desc>
                </draw:g>
              </table:table-cell>
              <table:table-cell office:value-type="string">
                <text:p>c9</text:p>
                <draw:g>
                  <svg:desc>'total histogram'.J1:'total histogram'.J1</svg:desc>
                </draw:g>
              </table:table-cell>
              <table:table-cell office:value-type="string">
                <text:p>c10</text:p>
                <draw:g>
                  <svg:desc>'total histogram'.K1:'total histogram'.K1</svg:desc>
                </draw:g>
              </table:table-cell>
              <table:table-cell office:value-type="string">
                <text:p>c11</text:p>
                <draw:g>
                  <svg:desc>'total histogram'.L1:'total histogram'.L1</svg:desc>
                </draw:g>
              </table:table-cell>
              <table:table-cell office:value-type="string">
                <text:p>c12</text:p>
                <draw:g>
                  <svg:desc>'total histogram'.M1:'total histogram'.M1</svg:desc>
                </draw:g>
              </table:table-cell>
              <table:table-cell office:value-type="string">
                <text:p>c13</text:p>
                <draw:g>
                  <svg:desc>'total histogram'.N1:'total histogram'.N1</svg:desc>
                </draw:g>
              </table:table-cell>
              <table:table-cell office:value-type="string">
                <text:p>c14</text:p>
                <draw:g>
                  <svg:desc>'total histogram'.O1:'total histogram'.O1</svg:desc>
                </draw:g>
              </table:table-cell>
              <table:table-cell office:value-type="string">
                <text:p>c15</text:p>
                <draw:g>
                  <svg:desc>'total histogram'.P1:'total histogram'.P1</svg:desc>
                </draw:g>
              </table:table-cell>
              <table:table-cell office:value-type="string">
                <text:p>c16</text:p>
                <draw:g>
                  <svg:desc>'total histogram'.Q1:'total histogram'.Q1</svg:desc>
                </draw:g>
              </table:table-cell>
              <table:table-cell office:value-type="string">
                <text:p>c17</text:p>
                <draw:g>
                  <svg:desc>'total histogram'.R1:'total histogram'.R1</svg:desc>
                </draw:g>
              </table:table-cell>
            </table:table-row>
          </table:table-header-rows>
          <table:table-rows>
            <table:table-row>
              <table:table-cell office:value-type="float" office:value="-89">
                <text:p>-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total histogram'.A2:'total histogram'.B53</svg:desc>
                </draw:g>
              </table:table-cell>
              <table:table-cell office:value-type="float" office:value="NaN">
                <text:p>NaN</text:p>
                <draw:g>
                  <svg:desc>'total histogram'.C2:'total histogram'.C53</svg:desc>
                </draw:g>
              </table:table-cell>
              <table:table-cell office:value-type="float" office:value="NaN">
                <text:p>NaN</text:p>
                <draw:g>
                  <svg:desc>'total histogram'.D2:'total histogram'.D53</svg:desc>
                </draw:g>
              </table:table-cell>
              <table:table-cell office:value-type="float" office:value="NaN">
                <text:p>NaN</text:p>
                <draw:g>
                  <svg:desc>'total histogram'.E2:'total histogram'.E53</svg:desc>
                </draw:g>
              </table:table-cell>
              <table:table-cell office:value-type="float" office:value="NaN">
                <text:p>NaN</text:p>
                <draw:g>
                  <svg:desc>'total histogram'.F2:'total histogram'.F53</svg:desc>
                </draw:g>
              </table:table-cell>
              <table:table-cell office:value-type="float" office:value="NaN">
                <text:p>NaN</text:p>
                <draw:g>
                  <svg:desc>'total histogram'.G2:'total histogram'.G53</svg:desc>
                </draw:g>
              </table:table-cell>
              <table:table-cell office:value-type="float" office:value="NaN">
                <text:p>NaN</text:p>
                <draw:g>
                  <svg:desc>'total histogram'.H2:'total histogram'.H53</svg:desc>
                </draw:g>
              </table:table-cell>
              <table:table-cell office:value-type="float" office:value="NaN">
                <text:p>NaN</text:p>
                <draw:g>
                  <svg:desc>'total histogram'.I2:'total histogram'.I53</svg:desc>
                </draw:g>
              </table:table-cell>
              <table:table-cell office:value-type="float" office:value="NaN">
                <text:p>NaN</text:p>
                <draw:g>
                  <svg:desc>'total histogram'.J2:'total histogram'.J53</svg:desc>
                </draw:g>
              </table:table-cell>
              <table:table-cell office:value-type="float" office:value="NaN">
                <text:p>NaN</text:p>
                <draw:g>
                  <svg:desc>'total histogram'.K2:'total histogram'.K53</svg:desc>
                </draw:g>
              </table:table-cell>
              <table:table-cell office:value-type="float" office:value="NaN">
                <text:p>NaN</text:p>
                <draw:g>
                  <svg:desc>'total histogram'.L2:'total histogram'.L53</svg:desc>
                </draw:g>
              </table:table-cell>
              <table:table-cell office:value-type="float" office:value="NaN">
                <text:p>NaN</text:p>
                <draw:g>
                  <svg:desc>'total histogram'.M2:'total histogram'.M53</svg:desc>
                </draw:g>
              </table:table-cell>
              <table:table-cell office:value-type="float" office:value="NaN">
                <text:p>NaN</text:p>
                <draw:g>
                  <svg:desc>'total histogram'.N2:'total histogram'.N53</svg:desc>
                </draw:g>
              </table:table-cell>
              <table:table-cell office:value-type="float" office:value="NaN">
                <text:p>NaN</text:p>
                <draw:g>
                  <svg:desc>'total histogram'.O2:'total histogram'.O53</svg:desc>
                </draw:g>
              </table:table-cell>
              <table:table-cell office:value-type="float" office:value="NaN">
                <text:p>NaN</text:p>
                <draw:g>
                  <svg:desc>'total histogram'.P2:'total histogram'.P53</svg:desc>
                </draw:g>
              </table:table-cell>
              <table:table-cell office:value-type="float" office:value="NaN">
                <text:p>NaN</text:p>
                <draw:g>
                  <svg:desc>'total histogram'.Q2:'total histogram'.Q53</svg:desc>
                </draw:g>
              </table:table-cell>
              <table:table-cell office:value-type="float" office:value="NaN">
                <text:p>NaN</text:p>
                <draw:g>
                  <svg:desc>'total histogram'.R2:'total histogram'.R53</svg:desc>
                </draw:g>
              </table:table-cell>
            </table:table-row>
            <table:table-row>
              <table:table-cell office:value-type="float" office:value="-88">
                <text:p>-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87">
                <text:p>-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86">
                <text:p>-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85">
                <text:p>-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84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83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-82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-81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-80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-79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-78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-77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-76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">
                <text:p>16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-75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74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-73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-72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68">
                <text:p>68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71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70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44">
                <text:p>4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9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8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7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6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5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4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3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2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1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0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9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8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7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6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5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4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3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2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1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0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9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8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7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6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5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4">
                <text:p>-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3">
                <text:p>-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2">
                <text:p>-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1">
                <text:p>-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0">
                <text:p>-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39">
                <text:p>-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38">
                <text:p>-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square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8.46cm" svg:height="14.464cm" xlink:href=".." xlink:type="simple" chart:class="chart:line" chart:style-name="ch1">
        <chart:title svg:x="16.514cm" svg:y="0.425cm" chart:style-name="ch2">
          <text:p>Probability Mass Function </text:p>
        </chart:title>
        <chart:legend chart:legend-position="end" svg:x="36.56cm" svg:y="3.198cm" style:legend-expansion="high" chart:style-name="ch3"/>
        <chart:plot-area chart:style-name="ch4" table:cell-range-address="'total histogram'.A56:'total histogram'.R108" chart:data-source-has-labels="both" svg:x="1.78cm" svg:y="2.097cm" svg:width="33.242cm" svg:height="11.097cm">
          <chartooo:coordinate-region svg:x="2.507cm" svg:y="2.296cm" svg:width="32.515cm" svg:height="10.251cm"/>
          <chart:axis chart:dimension="x" chart:name="primary-x" chart:style-name="ch5" chartooo:axis-type="auto">
            <chartooo:date-scale/>
            <chart:title svg:x="18.092cm" svg:y="13.483cm" chart:style-name="ch6">
              <text:p>rssi</text:p>
            </chart:title>
            <chart:categories table:cell-range-address="'total histogram'.A57:'total histogram'.B108"/>
          </chart:axis>
          <chart:axis chart:dimension="y" chart:name="primary-y" chart:style-name="ch5">
            <chart:title svg:x="0.451cm" svg:y="8.47cm" chart:style-name="ch7">
              <text:p>Probability</text:p>
            </chart:title>
            <chart:grid chart:style-name="ch8" chart:class="major"/>
          </chart:axis>
          <chart:series chart:style-name="ch9" chart:values-cell-range-address="'total histogram'.C57:'total histogram'.C108" chart:label-cell-address="'total histogram'.C56:'total histogram'.C56" chart:class="chart:line">
            <chart:data-point chart:repeated="52"/>
          </chart:series>
          <chart:series chart:style-name="ch10" chart:values-cell-range-address="'total histogram'.D57:'total histogram'.D108" chart:label-cell-address="'total histogram'.D56:'total histogram'.D56" chart:class="chart:line">
            <chart:data-point chart:repeated="52"/>
          </chart:series>
          <chart:series chart:style-name="ch11" chart:values-cell-range-address="'total histogram'.E57:'total histogram'.E108" chart:label-cell-address="'total histogram'.E56:'total histogram'.E56" chart:class="chart:line">
            <chart:data-point chart:repeated="52"/>
          </chart:series>
          <chart:series chart:style-name="ch12" chart:values-cell-range-address="'total histogram'.F57:'total histogram'.F108" chart:label-cell-address="'total histogram'.F56:'total histogram'.F56" chart:class="chart:line">
            <chart:data-point chart:repeated="52"/>
          </chart:series>
          <chart:series chart:style-name="ch13" chart:values-cell-range-address="'total histogram'.G57:'total histogram'.G108" chart:label-cell-address="'total histogram'.G56:'total histogram'.G56" chart:class="chart:line">
            <chart:data-point chart:repeated="52"/>
          </chart:series>
          <chart:series chart:style-name="ch14" chart:values-cell-range-address="'total histogram'.H57:'total histogram'.H108" chart:label-cell-address="'total histogram'.H56:'total histogram'.H56" chart:class="chart:line">
            <chart:data-point chart:repeated="52"/>
          </chart:series>
          <chart:series chart:style-name="ch15" chart:values-cell-range-address="'total histogram'.I57:'total histogram'.I108" chart:label-cell-address="'total histogram'.I56:'total histogram'.I56" chart:class="chart:line">
            <chart:data-point chart:repeated="52"/>
          </chart:series>
          <chart:series chart:style-name="ch16" chart:values-cell-range-address="'total histogram'.J57:'total histogram'.J108" chart:label-cell-address="'total histogram'.J56:'total histogram'.J56" chart:class="chart:line">
            <chart:data-point chart:repeated="52"/>
          </chart:series>
          <chart:series chart:style-name="ch17" chart:values-cell-range-address="'total histogram'.K57:'total histogram'.K108" chart:label-cell-address="'total histogram'.K56:'total histogram'.K56" chart:class="chart:line">
            <chart:data-point chart:repeated="52"/>
          </chart:series>
          <chart:series chart:style-name="ch18" chart:values-cell-range-address="'total histogram'.L57:'total histogram'.L108" chart:label-cell-address="'total histogram'.L56:'total histogram'.L56" chart:class="chart:line">
            <chart:data-point chart:repeated="52"/>
          </chart:series>
          <chart:series chart:style-name="ch19" chart:values-cell-range-address="'total histogram'.M57:'total histogram'.M108" chart:label-cell-address="'total histogram'.M56:'total histogram'.M56" chart:class="chart:line">
            <chart:data-point chart:repeated="52"/>
          </chart:series>
          <chart:series chart:style-name="ch20" chart:values-cell-range-address="'total histogram'.N57:'total histogram'.N108" chart:label-cell-address="'total histogram'.N56:'total histogram'.N56" chart:class="chart:line">
            <chart:data-point chart:repeated="52"/>
          </chart:series>
          <chart:series chart:style-name="ch21" chart:values-cell-range-address="'total histogram'.O57:'total histogram'.O108" chart:label-cell-address="'total histogram'.O56:'total histogram'.O56" chart:class="chart:line">
            <chart:data-point chart:repeated="52"/>
          </chart:series>
          <chart:series chart:style-name="ch22" chart:values-cell-range-address="'total histogram'.P57:'total histogram'.P108" chart:label-cell-address="'total histogram'.P56:'total histogram'.P56" chart:class="chart:line">
            <chart:data-point chart:repeated="52"/>
          </chart:series>
          <chart:series chart:style-name="ch23" chart:values-cell-range-address="'total histogram'.Q57:'total histogram'.Q108" chart:label-cell-address="'total histogram'.Q56:'total histogram'.Q56" chart:class="chart:line">
            <chart:data-point chart:repeated="52"/>
          </chart:series>
          <chart:series chart:style-name="ch24" chart:values-cell-range-address="'total histogram'.R57:'total histogram'.R108" chart:label-cell-address="'total histogram'.R56:'total histogram'.R56" chart:class="chart:line">
            <chart:data-point chart:repeated="52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</text:p>
                <draw:g>
                  <svg:desc>'total histogram'.C56:'total histogram'.C56</svg:desc>
                </draw:g>
              </table:table-cell>
              <table:table-cell office:value-type="string">
                <text:p>c3</text:p>
                <draw:g>
                  <svg:desc>'total histogram'.D56:'total histogram'.D56</svg:desc>
                </draw:g>
              </table:table-cell>
              <table:table-cell office:value-type="string">
                <text:p>c4</text:p>
                <draw:g>
                  <svg:desc>'total histogram'.E56:'total histogram'.E56</svg:desc>
                </draw:g>
              </table:table-cell>
              <table:table-cell office:value-type="string">
                <text:p>c5</text:p>
                <draw:g>
                  <svg:desc>'total histogram'.F56:'total histogram'.F56</svg:desc>
                </draw:g>
              </table:table-cell>
              <table:table-cell office:value-type="string">
                <text:p>c6</text:p>
                <draw:g>
                  <svg:desc>'total histogram'.G56:'total histogram'.G56</svg:desc>
                </draw:g>
              </table:table-cell>
              <table:table-cell office:value-type="string">
                <text:p>c7</text:p>
                <draw:g>
                  <svg:desc>'total histogram'.H56:'total histogram'.H56</svg:desc>
                </draw:g>
              </table:table-cell>
              <table:table-cell office:value-type="string">
                <text:p>c8</text:p>
                <draw:g>
                  <svg:desc>'total histogram'.I56:'total histogram'.I56</svg:desc>
                </draw:g>
              </table:table-cell>
              <table:table-cell office:value-type="string">
                <text:p>c9</text:p>
                <draw:g>
                  <svg:desc>'total histogram'.J56:'total histogram'.J56</svg:desc>
                </draw:g>
              </table:table-cell>
              <table:table-cell office:value-type="string">
                <text:p>c10</text:p>
                <draw:g>
                  <svg:desc>'total histogram'.K56:'total histogram'.K56</svg:desc>
                </draw:g>
              </table:table-cell>
              <table:table-cell office:value-type="string">
                <text:p>c11</text:p>
                <draw:g>
                  <svg:desc>'total histogram'.L56:'total histogram'.L56</svg:desc>
                </draw:g>
              </table:table-cell>
              <table:table-cell office:value-type="string">
                <text:p>c12</text:p>
                <draw:g>
                  <svg:desc>'total histogram'.M56:'total histogram'.M56</svg:desc>
                </draw:g>
              </table:table-cell>
              <table:table-cell office:value-type="string">
                <text:p>c13</text:p>
                <draw:g>
                  <svg:desc>'total histogram'.N56:'total histogram'.N56</svg:desc>
                </draw:g>
              </table:table-cell>
              <table:table-cell office:value-type="string">
                <text:p>c14</text:p>
                <draw:g>
                  <svg:desc>'total histogram'.O56:'total histogram'.O56</svg:desc>
                </draw:g>
              </table:table-cell>
              <table:table-cell office:value-type="string">
                <text:p>c15</text:p>
                <draw:g>
                  <svg:desc>'total histogram'.P56:'total histogram'.P56</svg:desc>
                </draw:g>
              </table:table-cell>
              <table:table-cell office:value-type="string">
                <text:p>c16</text:p>
                <draw:g>
                  <svg:desc>'total histogram'.Q56:'total histogram'.Q56</svg:desc>
                </draw:g>
              </table:table-cell>
              <table:table-cell office:value-type="string">
                <text:p>c17</text:p>
                <draw:g>
                  <svg:desc>'total histogram'.R56:'total histogram'.R56</svg:desc>
                </draw:g>
              </table:table-cell>
            </table:table-row>
          </table:table-header-rows>
          <table:table-rows>
            <table:table-row>
              <table:table-cell office:value-type="float" office:value="-89">
                <text:p>-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total histogram'.A57:'total histogram'.B108</svg:desc>
                </draw:g>
              </table:table-cell>
              <table:table-cell office:value-type="float" office:value="NaN">
                <text:p>NaN</text:p>
                <draw:g>
                  <svg:desc>'total histogram'.C57:'total histogram'.C108</svg:desc>
                </draw:g>
              </table:table-cell>
              <table:table-cell office:value-type="float" office:value="NaN">
                <text:p>NaN</text:p>
                <draw:g>
                  <svg:desc>'total histogram'.D57:'total histogram'.D108</svg:desc>
                </draw:g>
              </table:table-cell>
              <table:table-cell office:value-type="float" office:value="NaN">
                <text:p>NaN</text:p>
                <draw:g>
                  <svg:desc>'total histogram'.E57:'total histogram'.E108</svg:desc>
                </draw:g>
              </table:table-cell>
              <table:table-cell office:value-type="float" office:value="NaN">
                <text:p>NaN</text:p>
                <draw:g>
                  <svg:desc>'total histogram'.F57:'total histogram'.F108</svg:desc>
                </draw:g>
              </table:table-cell>
              <table:table-cell office:value-type="float" office:value="NaN">
                <text:p>NaN</text:p>
                <draw:g>
                  <svg:desc>'total histogram'.G57:'total histogram'.G108</svg:desc>
                </draw:g>
              </table:table-cell>
              <table:table-cell office:value-type="float" office:value="NaN">
                <text:p>NaN</text:p>
                <draw:g>
                  <svg:desc>'total histogram'.H57:'total histogram'.H108</svg:desc>
                </draw:g>
              </table:table-cell>
              <table:table-cell office:value-type="float" office:value="NaN">
                <text:p>NaN</text:p>
                <draw:g>
                  <svg:desc>'total histogram'.I57:'total histogram'.I108</svg:desc>
                </draw:g>
              </table:table-cell>
              <table:table-cell office:value-type="float" office:value="NaN">
                <text:p>NaN</text:p>
                <draw:g>
                  <svg:desc>'total histogram'.J57:'total histogram'.J108</svg:desc>
                </draw:g>
              </table:table-cell>
              <table:table-cell office:value-type="float" office:value="NaN">
                <text:p>NaN</text:p>
                <draw:g>
                  <svg:desc>'total histogram'.K57:'total histogram'.K108</svg:desc>
                </draw:g>
              </table:table-cell>
              <table:table-cell office:value-type="float" office:value="NaN">
                <text:p>NaN</text:p>
                <draw:g>
                  <svg:desc>'total histogram'.L57:'total histogram'.L108</svg:desc>
                </draw:g>
              </table:table-cell>
              <table:table-cell office:value-type="float" office:value="NaN">
                <text:p>NaN</text:p>
                <draw:g>
                  <svg:desc>'total histogram'.M57:'total histogram'.M108</svg:desc>
                </draw:g>
              </table:table-cell>
              <table:table-cell office:value-type="float" office:value="NaN">
                <text:p>NaN</text:p>
                <draw:g>
                  <svg:desc>'total histogram'.N57:'total histogram'.N108</svg:desc>
                </draw:g>
              </table:table-cell>
              <table:table-cell office:value-type="float" office:value="NaN">
                <text:p>NaN</text:p>
                <draw:g>
                  <svg:desc>'total histogram'.O57:'total histogram'.O108</svg:desc>
                </draw:g>
              </table:table-cell>
              <table:table-cell office:value-type="float" office:value="NaN">
                <text:p>NaN</text:p>
                <draw:g>
                  <svg:desc>'total histogram'.P57:'total histogram'.P108</svg:desc>
                </draw:g>
              </table:table-cell>
              <table:table-cell office:value-type="float" office:value="NaN">
                <text:p>NaN</text:p>
                <draw:g>
                  <svg:desc>'total histogram'.Q57:'total histogram'.Q108</svg:desc>
                </draw:g>
              </table:table-cell>
              <table:table-cell office:value-type="float" office:value="NaN">
                <text:p>NaN</text:p>
                <draw:g>
                  <svg:desc>'total histogram'.R57:'total histogram'.R108</svg:desc>
                </draw:g>
              </table:table-cell>
            </table:table-row>
            <table:table-row>
              <table:table-cell office:value-type="float" office:value="-88">
                <text:p>-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87">
                <text:p>-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04762">
                <text:p>0.1904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86">
                <text:p>-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18182">
                <text:p>0.0681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85">
                <text:p>-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285715">
                <text:p>0.14285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84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1438849">
                <text:p>0.01438849</text:p>
              </table:table-cell>
              <table:table-cell office:value-type="float" office:value="0.007434944">
                <text:p>0.007434944</text:p>
              </table:table-cell>
              <table:table-cell office:value-type="float" office:value="0.014440433">
                <text:p>0.014440433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07954545">
                <text:p>0.0795454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83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43165468">
                <text:p>0.043165468</text:p>
              </table:table-cell>
              <table:table-cell office:value-type="float" office:value="NaN">
                <text:p>NaN</text:p>
              </table:table-cell>
              <table:table-cell office:value-type="float" office:value="0.014440433">
                <text:p>0.014440433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04762">
                <text:p>0.1904762</text:p>
              </table:table-cell>
              <table:table-cell office:value-type="float" office:value="0.16477273">
                <text:p>0.16477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357143">
                <text:p>0.05357143</text:p>
              </table:table-cell>
            </table:table-row>
            <table:table-row>
              <table:table-cell office:value-type="float" office:value="-82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5035971">
                <text:p>0.05035971</text:p>
              </table:table-cell>
              <table:table-cell office:value-type="float" office:value="0.014869888">
                <text:p>0.014869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285715">
                <text:p>0.14285715</text:p>
              </table:table-cell>
              <table:table-cell office:value-type="float" office:value="0.13636364">
                <text:p>0.13636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928572">
                <text:p>0.08928572</text:p>
              </table:table-cell>
            </table:table-row>
            <table:table-row>
              <table:table-cell office:value-type="float" office:value="-81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1438849">
                <text:p>0.01438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04762">
                <text:p>0.1904762</text:p>
              </table:table-cell>
              <table:table-cell office:value-type="float" office:value="0.16761364">
                <text:p>0.16761364</text:p>
              </table:table-cell>
              <table:table-cell office:value-type="float" office:value="NaN">
                <text:p>NaN</text:p>
              </table:table-cell>
              <table:table-cell office:value-type="float" office:value="0.032786883">
                <text:p>0.032786883</text:p>
              </table:table-cell>
              <table:table-cell office:value-type="float" office:value="0.071428575">
                <text:p>0.071428575</text:p>
              </table:table-cell>
            </table:table-row>
            <table:table-row>
              <table:table-cell office:value-type="float" office:value="-80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2877698">
                <text:p>0.02877698</text:p>
              </table:table-cell>
              <table:table-cell office:value-type="float" office:value="0.05204461">
                <text:p>0.05204461</text:p>
              </table:table-cell>
              <table:table-cell office:value-type="float" office:value="0.028880866">
                <text:p>0.028880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652015">
                <text:p>0.01465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52381">
                <text:p>0.0952381</text:p>
              </table:table-cell>
              <table:table-cell office:value-type="float" office:value="0.11363637">
                <text:p>0.11363637</text:p>
              </table:table-cell>
              <table:table-cell office:value-type="float" office:value="NaN">
                <text:p>NaN</text:p>
              </table:table-cell>
              <table:table-cell office:value-type="float" office:value="0.13114753">
                <text:p>0.13114753</text:p>
              </table:table-cell>
              <table:table-cell office:value-type="float" office:value="0.26785713">
                <text:p>0.26785713</text:p>
              </table:table-cell>
            </table:table-row>
            <table:table-row>
              <table:table-cell office:value-type="float" office:value="-79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86330935">
                <text:p>0.086330935</text:p>
              </table:table-cell>
              <table:table-cell office:value-type="float" office:value="0.044609666">
                <text:p>0.044609666</text:p>
              </table:table-cell>
              <table:table-cell office:value-type="float" office:value="0.025270758">
                <text:p>0.025270758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30403">
                <text:p>0.02930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227273">
                <text:p>0.10227273</text:p>
              </table:table-cell>
              <table:table-cell office:value-type="float" office:value="NaN">
                <text:p>NaN</text:p>
              </table:table-cell>
              <table:table-cell office:value-type="float" office:value="0.08196721">
                <text:p>0.08196721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-78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11510792">
                <text:p>0.11510792</text:p>
              </table:table-cell>
              <table:table-cell office:value-type="float" office:value="0.044609666">
                <text:p>0.044609666</text:p>
              </table:table-cell>
              <table:table-cell office:value-type="float" office:value="0.014440433">
                <text:p>0.014440433</text:p>
              </table:table-cell>
              <table:table-cell office:value-type="float" office:value="0.010676157">
                <text:p>0.010676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761905">
                <text:p>0.04761905</text:p>
              </table:table-cell>
              <table:table-cell office:value-type="float" office:value="0.022727273">
                <text:p>0.022727273</text:p>
              </table:table-cell>
              <table:table-cell office:value-type="float" office:value="NaN">
                <text:p>NaN</text:p>
              </table:table-cell>
              <table:table-cell office:value-type="float" office:value="0.032786883">
                <text:p>0.032786883</text:p>
              </table:table-cell>
              <table:table-cell office:value-type="float" office:value="0.26785713">
                <text:p>0.26785713</text:p>
              </table:table-cell>
            </table:table-row>
            <table:table-row>
              <table:table-cell office:value-type="float" office:value="-77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1438849">
                <text:p>0.1438849</text:p>
              </table:table-cell>
              <table:table-cell office:value-type="float" office:value="0.07434944">
                <text:p>0.07434944</text:p>
              </table:table-cell>
              <table:table-cell office:value-type="float" office:value="0.014440433">
                <text:p>0.014440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492754">
                <text:p>0.014492754</text:p>
              </table:table-cell>
              <table:table-cell office:value-type="float" office:value="NaN">
                <text:p>NaN</text:p>
              </table:table-cell>
              <table:table-cell office:value-type="float" office:value="0.09157509">
                <text:p>0.09157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836066">
                <text:p>0.09836066</text:p>
              </table:table-cell>
              <table:table-cell office:value-type="float" office:value="0.035714287">
                <text:p>0.035714287</text:p>
              </table:table-cell>
            </table:table-row>
            <table:table-row>
              <table:table-cell office:value-type="float" office:value="-76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5755396">
                <text:p>0.05755396</text:p>
              </table:table-cell>
              <table:table-cell office:value-type="float" office:value="0.0669145">
                <text:p>0.0669145</text:p>
              </table:table-cell>
              <table:table-cell office:value-type="float" office:value="0.14440434">
                <text:p>0.14440434</text:p>
              </table:table-cell>
              <table:table-cell office:value-type="float" office:value="0.03914591">
                <text:p>0.03914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652015">
                <text:p>0.014652015</text:p>
              </table:table-cell>
              <table:table-cell office:value-type="float" office:value="0.07326008">
                <text:p>0.07326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363637">
                <text:p>0.011363637</text:p>
              </table:table-cell>
              <table:table-cell office:value-type="float" office:value="NaN">
                <text:p>NaN</text:p>
              </table:table-cell>
              <table:table-cell office:value-type="float" office:value="0.22950819">
                <text:p>0.22950819</text:p>
              </table:table-cell>
              <table:table-cell office:value-type="float" office:value="0.017857144">
                <text:p>0.017857144</text:p>
              </table:table-cell>
            </table:table-row>
            <table:table-row>
              <table:table-cell office:value-type="float" office:value="-75">
                <text:p>-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10071942">
                <text:p>0.10071942</text:p>
              </table:table-cell>
              <table:table-cell office:value-type="float" office:value="0.03717472">
                <text:p>0.03717472</text:p>
              </table:table-cell>
              <table:table-cell office:value-type="float" office:value="0.054151624">
                <text:p>0.054151624</text:p>
              </table:table-cell>
              <table:table-cell office:value-type="float" office:value="0.021352313">
                <text:p>0.021352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956045">
                <text:p>0.043956045</text:p>
              </table:table-cell>
              <table:table-cell office:value-type="float" office:value="0.05860806">
                <text:p>0.05860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363637">
                <text:p>0.011363637</text:p>
              </table:table-cell>
              <table:table-cell office:value-type="float" office:value="NaN">
                <text:p>NaN</text:p>
              </table:table-cell>
              <table:table-cell office:value-type="float" office:value="0.09836066">
                <text:p>0.09836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74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86330935">
                <text:p>0.086330935</text:p>
              </table:table-cell>
              <table:table-cell office:value-type="float" office:value="0.05204461">
                <text:p>0.05204461</text:p>
              </table:table-cell>
              <table:table-cell office:value-type="float" office:value="0.0433213">
                <text:p>0.0433213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492754">
                <text:p>0.014492754</text:p>
              </table:table-cell>
              <table:table-cell office:value-type="float" office:value="0.043956045">
                <text:p>0.043956045</text:p>
              </table:table-cell>
              <table:table-cell office:value-type="float" office:value="0.05860806">
                <text:p>0.05860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727273">
                <text:p>0.022727273</text:p>
              </table:table-cell>
              <table:table-cell office:value-type="float" office:value="0.4">
                <text:p>0.4</text:p>
              </table:table-cell>
              <table:table-cell office:value-type="float" office:value="0.13114753">
                <text:p>0.13114753</text:p>
              </table:table-cell>
              <table:table-cell office:value-type="float" office:value="0.05357143">
                <text:p>0.05357143</text:p>
              </table:table-cell>
            </table:table-row>
            <table:table-row>
              <table:table-cell office:value-type="float" office:value="-73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5755396">
                <text:p>0.05755396</text:p>
              </table:table-cell>
              <table:table-cell office:value-type="float" office:value="0.07063197">
                <text:p>0.07063197</text:p>
              </table:table-cell>
              <table:table-cell office:value-type="float" office:value="0.06859206">
                <text:p>0.06859206</text:p>
              </table:table-cell>
              <table:table-cell office:value-type="float" office:value="0.02846975">
                <text:p>0.02846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492754">
                <text:p>0.014492754</text:p>
              </table:table-cell>
              <table:table-cell office:value-type="float" office:value="0.11721612">
                <text:p>0.11721612</text:p>
              </table:table-cell>
              <table:table-cell office:value-type="float" office:value="0.08791209">
                <text:p>0.0879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196721">
                <text:p>0.08196721</text:p>
              </table:table-cell>
              <table:table-cell office:value-type="float" office:value="0.017857144">
                <text:p>0.017857144</text:p>
              </table:table-cell>
            </table:table-row>
            <table:table-row>
              <table:table-cell office:value-type="float" office:value="-72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1438849">
                <text:p>0.01438849</text:p>
              </table:table-cell>
              <table:table-cell office:value-type="float" office:value="0.12639405">
                <text:p>0.12639405</text:p>
              </table:table-cell>
              <table:table-cell office:value-type="float" office:value="0.039711192">
                <text:p>0.039711192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47826">
                <text:p>0.04347826</text:p>
              </table:table-cell>
              <table:table-cell office:value-type="float" office:value="0.07326008">
                <text:p>0.07326008</text:p>
              </table:table-cell>
              <table:table-cell office:value-type="float" office:value="0.08791209">
                <text:p>0.0879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918033">
                <text:p>0.04918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71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7194245">
                <text:p>0.07194245</text:p>
              </table:table-cell>
              <table:table-cell office:value-type="float" office:value="0.014869888">
                <text:p>0.014869888</text:p>
              </table:table-cell>
              <table:table-cell office:value-type="float" office:value="0.09747292">
                <text:p>0.09747292</text:p>
              </table:table-cell>
              <table:table-cell office:value-type="float" office:value="0.03914591">
                <text:p>0.03914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47826">
                <text:p>0.04347826</text:p>
              </table:table-cell>
              <table:table-cell office:value-type="float" office:value="0.102564104">
                <text:p>0.102564104</text:p>
              </table:table-cell>
              <table:table-cell office:value-type="float" office:value="0.16117217">
                <text:p>0.16117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393442">
                <text:p>0.016393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70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2877698">
                <text:p>0.02877698</text:p>
              </table:table-cell>
              <table:table-cell office:value-type="float" office:value="0.07434944">
                <text:p>0.07434944</text:p>
              </table:table-cell>
              <table:table-cell office:value-type="float" office:value="0.054151624">
                <text:p>0.054151624</text:p>
              </table:table-cell>
              <table:table-cell office:value-type="float" office:value="0.024911031">
                <text:p>0.02491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985508">
                <text:p>0.028985508</text:p>
              </table:table-cell>
              <table:table-cell office:value-type="float" office:value="0.16117217">
                <text:p>0.16117217</text:p>
              </table:table-cell>
              <table:table-cell office:value-type="float" office:value="0.07326008">
                <text:p>0.07326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9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5755396">
                <text:p>0.05755396</text:p>
              </table:table-cell>
              <table:table-cell office:value-type="float" office:value="0.05204461">
                <text:p>0.05204461</text:p>
              </table:table-cell>
              <table:table-cell office:value-type="float" office:value="0.0433213">
                <text:p>0.0433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985508">
                <text:p>0.028985508</text:p>
              </table:table-cell>
              <table:table-cell office:value-type="float" office:value="0.102564104">
                <text:p>0.102564104</text:p>
              </table:table-cell>
              <table:table-cell office:value-type="float" office:value="0.02930403">
                <text:p>0.02930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8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1438849">
                <text:p>0.01438849</text:p>
              </table:table-cell>
              <table:table-cell office:value-type="float" office:value="0.08178439">
                <text:p>0.08178439</text:p>
              </table:table-cell>
              <table:table-cell office:value-type="float" office:value="0.14801444">
                <text:p>0.14801444</text:p>
              </table:table-cell>
              <table:table-cell office:value-type="float" office:value="0.09608541">
                <text:p>0.09608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47826">
                <text:p>0.04347826</text:p>
              </table:table-cell>
              <table:table-cell office:value-type="float" office:value="0.07326008">
                <text:p>0.07326008</text:p>
              </table:table-cell>
              <table:table-cell office:value-type="float" office:value="0.043956045">
                <text:p>0.043956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7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03717472">
                <text:p>0.03717472</text:p>
              </table:table-cell>
              <table:table-cell office:value-type="float" office:value="0.014440433">
                <text:p>0.014440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492754">
                <text:p>0.014492754</text:p>
              </table:table-cell>
              <table:table-cell office:value-type="float" office:value="0.043956045">
                <text:p>0.043956045</text:p>
              </table:table-cell>
              <table:table-cell office:value-type="float" office:value="0.05860806">
                <text:p>0.05860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6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1438849">
                <text:p>0.01438849</text:p>
              </table:table-cell>
              <table:table-cell office:value-type="float" office:value="0.024163568">
                <text:p>0.024163568</text:p>
              </table:table-cell>
              <table:table-cell office:value-type="float" office:value="0.028880866">
                <text:p>0.028880866</text:p>
              </table:table-cell>
              <table:table-cell office:value-type="float" office:value="0.02846975">
                <text:p>0.02846975</text:p>
              </table:table-cell>
              <table:table-cell office:value-type="float" office:value="NaN">
                <text:p>NaN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0.08695652">
                <text:p>0.08695652</text:p>
              </table:table-cell>
              <table:table-cell office:value-type="float" office:value="0.05860806">
                <text:p>0.05860806</text:p>
              </table:table-cell>
              <table:table-cell office:value-type="float" office:value="0.102564104">
                <text:p>0.102564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393442">
                <text:p>0.016393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5">
                <text:p>-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014869888">
                <text:p>0.014869888</text:p>
              </table:table-cell>
              <table:table-cell office:value-type="float" office:value="0.07220217">
                <text:p>0.07220217</text:p>
              </table:table-cell>
              <table:table-cell office:value-type="float" office:value="0.071174376">
                <text:p>0.071174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2463766">
                <text:p>0.072463766</text:p>
              </table:table-cell>
              <table:table-cell office:value-type="float" office:value="0.08791209">
                <text:p>0.08791209</text:p>
              </table:table-cell>
              <table:table-cell office:value-type="float" office:value="0.014652015">
                <text:p>0.01465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363637">
                <text:p>0.01136363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4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027881041">
                <text:p>0.027881041</text:p>
              </table:table-cell>
              <table:table-cell office:value-type="float" office:value="0.028880866">
                <text:p>0.028880866</text:p>
              </table:table-cell>
              <table:table-cell office:value-type="float" office:value="0.02846975">
                <text:p>0.02846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985508">
                <text:p>0.028985508</text:p>
              </table:table-cell>
              <table:table-cell office:value-type="float" office:value="0.02930403">
                <text:p>0.02930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363637">
                <text:p>0.011363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3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05204461">
                <text:p>0.05204461</text:p>
              </table:table-cell>
              <table:table-cell office:value-type="float" office:value="0.014440433">
                <text:p>0.014440433</text:p>
              </table:table-cell>
              <table:table-cell office:value-type="float" office:value="0.0569395">
                <text:p>0.0569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47826">
                <text:p>0.04347826</text:p>
              </table:table-cell>
              <table:table-cell office:value-type="float" office:value="0.02930403">
                <text:p>0.02930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363637">
                <text:p>0.011363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2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014869888">
                <text:p>0.014869888</text:p>
              </table:table-cell>
              <table:table-cell office:value-type="float" office:value="0.014440433">
                <text:p>0.014440433</text:p>
              </table:table-cell>
              <table:table-cell office:value-type="float" office:value="0.0569395">
                <text:p>0.0569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594203">
                <text:p>0.11594203</text:p>
              </table:table-cell>
              <table:table-cell office:value-type="float" office:value="0.01831502">
                <text:p>0.01831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1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007434944">
                <text:p>0.007434944</text:p>
              </table:table-cell>
              <table:table-cell office:value-type="float" office:value="0.014440433">
                <text:p>0.014440433</text:p>
              </table:table-cell>
              <table:table-cell office:value-type="float" office:value="0.0569395">
                <text:p>0.0569395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0.10144927">
                <text:p>0.10144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363637">
                <text:p>0.011363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0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007434944">
                <text:p>0.007434944</text:p>
              </table:table-cell>
              <table:table-cell office:value-type="float" office:value="0.0072202166">
                <text:p>0.0072202166</text:p>
              </table:table-cell>
              <table:table-cell office:value-type="float" office:value="0.0569395">
                <text:p>0.0569395</text:p>
              </table:table-cell>
              <table:table-cell office:value-type="float" office:value="0.042704627">
                <text:p>0.042704627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0.072463766">
                <text:p>0.072463766</text:p>
              </table:table-cell>
              <table:table-cell office:value-type="float" office:value="NaN">
                <text:p>NaN</text:p>
              </table:table-cell>
              <table:table-cell office:value-type="float" office:value="0.014652015">
                <text:p>0.01465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9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1174376">
                <text:p>0.071174376</text:p>
              </table:table-cell>
              <table:table-cell office:value-type="float" office:value="0.042704627">
                <text:p>0.042704627</text:p>
              </table:table-cell>
              <table:table-cell office:value-type="float" office:value="NaN">
                <text:p>NaN</text:p>
              </table:table-cell>
              <table:table-cell office:value-type="float" office:value="0.072463766">
                <text:p>0.072463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8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46975">
                <text:p>0.02846975</text:p>
              </table:table-cell>
              <table:table-cell office:value-type="float" office:value="0.042704627">
                <text:p>0.042704627</text:p>
              </table:table-cell>
              <table:table-cell office:value-type="float" office:value="0.042704627">
                <text:p>0.042704627</text:p>
              </table:table-cell>
              <table:table-cell office:value-type="float" office:value="0.014492754">
                <text:p>0.014492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7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2704627">
                <text:p>0.042704627</text:p>
              </table:table-cell>
              <table:table-cell office:value-type="float" office:value="NaN">
                <text:p>NaN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0.072463766">
                <text:p>0.072463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6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0.02846975">
                <text:p>0.02846975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363637">
                <text:p>0.011363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5">
                <text:p>-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46975">
                <text:p>0.02846975</text:p>
              </table:table-cell>
              <table:table-cell office:value-type="float" office:value="0.0569395">
                <text:p>0.0569395</text:p>
              </table:table-cell>
              <table:table-cell office:value-type="float" office:value="0.113879">
                <text:p>0.113879</text:p>
              </table:table-cell>
              <table:table-cell office:value-type="float" office:value="0.014492754">
                <text:p>0.014492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4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46975">
                <text:p>0.02846975</text:p>
              </table:table-cell>
              <table:table-cell office:value-type="float" office:value="0.0071174377">
                <text:p>0.0071174377</text:p>
              </table:table-cell>
              <table:table-cell office:value-type="float" office:value="0.042704627">
                <text:p>0.042704627</text:p>
              </table:table-cell>
              <table:table-cell office:value-type="float" office:value="0.028985508">
                <text:p>0.028985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363637">
                <text:p>0.011363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3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2704627">
                <text:p>0.042704627</text:p>
              </table:table-cell>
              <table:table-cell office:value-type="float" office:value="0.042704627">
                <text:p>0.042704627</text:p>
              </table:table-cell>
              <table:table-cell office:value-type="float" office:value="0.085409254">
                <text:p>0.085409254</text:p>
              </table:table-cell>
              <table:table-cell office:value-type="float" office:value="0.014492754">
                <text:p>0.014492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2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0.099644125">
                <text:p>0.099644125</text:p>
              </table:table-cell>
              <table:table-cell office:value-type="float" office:value="0.014492754">
                <text:p>0.014492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363637">
                <text:p>0.011363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1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0.02846975">
                <text:p>0.02846975</text:p>
              </table:table-cell>
              <table:table-cell office:value-type="float" office:value="0.113879">
                <text:p>0.113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0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0.12811388">
                <text:p>0.12811388</text:p>
              </table:table-cell>
              <table:table-cell office:value-type="float" office:value="0.02846975">
                <text:p>0.02846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5227275">
                <text:p>0.0085227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9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0.02846975">
                <text:p>0.02846975</text:p>
              </table:table-cell>
              <table:table-cell office:value-type="float" office:value="0.071174376">
                <text:p>0.071174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8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644125">
                <text:p>0.099644125</text:p>
              </table:table-cell>
              <table:table-cell office:value-type="float" office:value="0.02846975">
                <text:p>0.02846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7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9395">
                <text:p>0.0569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6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1174376">
                <text:p>0.071174376</text:p>
              </table:table-cell>
              <table:table-cell office:value-type="float" office:value="0.07473309">
                <text:p>0.07473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5">
                <text:p>-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1850536">
                <text:p>0.081850536</text:p>
              </table:table-cell>
              <table:table-cell office:value-type="float" office:value="0.085409254">
                <text:p>0.085409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4">
                <text:p>-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9395">
                <text:p>0.0569395</text:p>
              </table:table-cell>
              <table:table-cell office:value-type="float" office:value="0.042704627">
                <text:p>0.042704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3">
                <text:p>-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9395">
                <text:p>0.0569395</text:p>
              </table:table-cell>
              <table:table-cell office:value-type="float" office:value="0.071174376">
                <text:p>0.071174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2">
                <text:p>-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46975">
                <text:p>0.02846975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1">
                <text:p>-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46975">
                <text:p>0.02846975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0">
                <text:p>-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39">
                <text:p>-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38">
                <text:p>-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363637">
                <text:p>0.011363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